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hapterStart" style:master-page-name="Standard">
      <style:paragraph-properties style:page-number="auto"/>
    </style:style>
    <style:style style:name="T1" style:family="text">
      <style:text-properties style:font-name-asian="Microsoft YaHei"/>
    </style:style>
    <style:style style:name="T2" style:family="text"/>
    <style:style style:name="T3" style:family="text">
      <style:text-properties style:font-name-asian="Microsoft YaHei"/>
    </style:style>
  </office:automatic-styles>
  <office:body>
    <office:text text:use-soft-page-breaks="true">
      <text:tracked-changes>
        <text:changed-region xml:id="ct140345001269760" text:id="ct140345001269760">
          <text:deletion>
            <office:change-info>
              <dc:creator>NSP</dc:creator>
              <dc:date>2016-11-17T16:12:00</dc:date>
            </office:change-info>
            <text:p text:style-name="BodyFirst"><text:span text:style-name="T1">’</text:span></text:p>
          </text:deletion>
        </text:changed-region>
        <text:changed-region xml:id="ct140345001270560" text:id="ct140345001270560">
          <text:insertion>
            <office:change-info>
              <dc:creator>NSP</dc:creator>
              <dc:date>2016-11-17T16:12:00</dc:date>
            </office:change-info>
          </text:insertion>
        </text:changed-region>
        <text:changed-region xml:id="ct140345001159472" text:id="ct140345001159472">
          <text:deletion>
            <office:change-info>
              <dc:creator>NSP</dc:creator>
              <dc:date>2016-11-17T16:12:00</dc:date>
            </office:change-info>
            <text:p text:style-name="BodyFirst"><text:span text:style-name="T1">’</text:span></text:p>
          </text:deletion>
        </text:changed-region>
        <text:changed-region xml:id="ct140345001160272" text:id="ct140345001160272">
          <text:insertion>
            <office:change-info>
              <dc:creator>NSP</dc:creator>
              <dc:date>2016-11-17T16:12:00</dc:date>
            </office:change-info>
          </text:insertion>
        </text:changed-region>
        <text:changed-region xml:id="ct140345001200688" text:id="ct140345001200688">
          <text:deletion>
            <office:change-info>
              <dc:creator>NSP</dc:creator>
              <dc:date>2016-11-17T16:12:00</dc:date>
            </office:change-info>
            <text:p text:style-name="BodyFirst"><text:span text:style-name="T1">’</text:span></text:p>
          </text:deletion>
        </text:changed-region>
        <text:changed-region xml:id="ct140345001245120" text:id="ct140345001245120">
          <text:insertion>
            <office:change-info>
              <dc:creator>NSP</dc:creator>
              <dc:date>2016-11-17T16:12:00</dc:date>
            </office:change-info>
          </text:insertion>
        </text:changed-region>
        <text:changed-region xml:id="ct140345001251680" text:id="ct140345001251680">
          <text:deletion>
            <office:change-info>
              <dc:creator>NSP</dc:creator>
              <dc:date>2016-11-17T16:12:00</dc:date>
            </office:change-info>
            <text:p text:style-name="BodyFirst"><text:span text:style-name="T1">’</text:span></text:p>
          </text:deletion>
        </text:changed-region>
        <text:changed-region xml:id="ct140345001252560" text:id="ct140345001252560">
          <text:insertion>
            <office:change-info>
              <dc:creator>NSP</dc:creator>
              <dc:date>2016-11-17T16:12:00</dc:date>
            </office:change-info>
          </text:insertion>
        </text:changed-region>
        <text:changed-region xml:id="ct140345001254016" text:id="ct140345001254016">
          <text:deletion>
            <office:change-info>
              <dc:creator>NSP</dc:creator>
              <dc:date>2016-11-17T16:12:00</dc:date>
            </office:change-info>
            <text:p text:style-name="BodyFirst"><text:span text:style-name="T1">’</text:span></text:p>
          </text:deletion>
        </text:changed-region>
        <text:changed-region xml:id="ct140345001255024" text:id="ct140345001255024">
          <text:insertion>
            <office:change-info>
              <dc:creator>NSP</dc:creator>
              <dc:date>2016-11-17T16:12:00</dc:date>
            </office:change-info>
          </text:insertion>
        </text:changed-region>
        <text:changed-region xml:id="ct140345001282864" text:id="ct140345001282864">
          <text:deletion>
            <office:change-info>
              <dc:creator>NSP</dc:creator>
              <dc:date>2016-11-17T16:12:00</dc:date>
            </office:change-info>
            <text:p text:style-name="Body"><text:span text:style-name="T1">’</text:span></text:p>
          </text:deletion>
        </text:changed-region>
        <text:changed-region xml:id="ct140345001283744" text:id="ct140345001283744">
          <text:insertion>
            <office:change-info>
              <dc:creator>NSP</dc:creator>
              <dc:date>2016-11-17T16:12:00</dc:date>
            </office:change-info>
          </text:insertion>
        </text:changed-region>
        <text:changed-region xml:id="ct140345001287440" text:id="ct140345001287440">
          <text:deletion>
            <office:change-info>
              <dc:creator>NSP</dc:creator>
              <dc:date>2016-11-17T16:12:00</dc:date>
            </office:change-info>
            <text:p text:style-name="Body"><text:span text:style-name="T1">’</text:span></text:p>
          </text:deletion>
        </text:changed-region>
        <text:changed-region xml:id="ct140345001288320" text:id="ct140345001288320">
          <text:insertion>
            <office:change-info>
              <dc:creator>NSP</dc:creator>
              <dc:date>2016-11-17T16:12:00</dc:date>
            </office:change-info>
          </text:insertion>
        </text:changed-region>
        <text:changed-region xml:id="ct140345001215152" text:id="ct140345001215152">
          <text:deletion>
            <office:change-info>
              <dc:creator>NSP</dc:creator>
              <dc:date>2016-11-17T16:12:00</dc:date>
            </office:change-info>
            <text:p text:style-name="Body"><text:span text:style-name="T1">’</text:span></text:p>
          </text:deletion>
        </text:changed-region>
        <text:changed-region xml:id="ct140345001277488" text:id="ct140345001277488">
          <text:insertion>
            <office:change-info>
              <dc:creator>NSP</dc:creator>
              <dc:date>2016-11-17T16:12:00</dc:date>
            </office:change-info>
          </text:insertion>
        </text:changed-region>
        <text:changed-region xml:id="ct140345001126272" text:id="ct140345001126272">
          <text:deletion>
            <office:change-info>
              <dc:creator>NSP</dc:creator>
              <dc:date>2016-11-17T16:12:00</dc:date>
            </office:change-info>
            <text:p text:style-name="Body"><text:span text:style-name="T1">’</text:span></text:p>
          </text:deletion>
        </text:changed-region>
        <text:changed-region xml:id="ct140345001221584" text:id="ct140345001221584">
          <text:insertion>
            <office:change-info>
              <dc:creator>NSP</dc:creator>
              <dc:date>2016-11-17T16:12:00</dc:date>
            </office:change-info>
          </text:insertion>
        </text:changed-region>
        <text:changed-region xml:id="ct140344990359952" text:id="ct140344990359952">
          <text:deletion>
            <office:change-info>
              <dc:creator>NSP</dc:creator>
              <dc:date>2016-11-17T16:11:00</dc:date>
            </office:change-info>
            <text:p text:style-name="Body"><text:span text:style-name="T1">declaring </text:span></text:p>
          </text:deletion>
        </text:changed-region>
        <text:changed-region xml:id="ct140344990470000" text:id="ct140344990470000">
          <text:deletion>
            <office:change-info>
              <dc:creator>eddyb</dc:creator>
              <dc:date>2016-11-17T21:57:00</dc:date>
            </office:change-info>
            <text:p text:style-name="Body"><text:span text:style-name="T1">a binding with </text:span>let<text:span text:style-name="T1">, </text:span></text:p>
          </text:deletion>
        </text:changed-region>
        <text:changed-region xml:id="ct140344990360752" text:id="ct140344990360752">
          <text:deletion>
            <office:change-info>
              <dc:creator>NSP</dc:creator>
              <dc:date>2016-11-17T16:12:00</dc:date>
            </office:change-info>
            <text:p text:style-name="Body"><text:span text:style-name="T1">’</text:span></text:p>
          </text:deletion>
        </text:changed-region>
        <text:changed-region xml:id="ct140344990470512" text:id="ct140344990470512">
          <text:insertion>
            <office:change-info>
              <dc:creator>NSP</dc:creator>
              <dc:date>2016-11-17T16:12:00</dc:date>
            </office:change-info>
          </text:insertion>
        </text:changed-region>
        <text:changed-region xml:id="ct140345001304544" text:id="ct140345001304544">
          <text:deletion>
            <office:change-info>
              <dc:creator>NSP</dc:creator>
              <dc:date>2016-11-17T16:12:00</dc:date>
            </office:change-info>
            <text:p text:style-name="Body"><text:span text:style-name="T1">’</text:span></text:p>
          </text:deletion>
        </text:changed-region>
        <text:changed-region xml:id="ct140345001305952" text:id="ct140345001305952">
          <text:insertion>
            <office:change-info>
              <dc:creator>NSP</dc:creator>
              <dc:date>2016-11-17T16:12:00</dc:date>
            </office:change-info>
          </text:insertion>
        </text:changed-region>
        <text:changed-region xml:id="ct140345001330928" text:id="ct140345001330928">
          <text:deletion>
            <office:change-info>
              <dc:creator>NSP</dc:creator>
              <dc:date>2016-11-17T16:12:00</dc:date>
            </office:change-info>
            <text:p text:style-name="BodyFirst"><text:span text:style-name="T1">’</text:span></text:p>
          </text:deletion>
        </text:changed-region>
        <text:changed-region xml:id="ct140345001329520" text:id="ct140345001329520">
          <text:insertion>
            <office:change-info>
              <dc:creator>NSP</dc:creator>
              <dc:date>2016-11-17T16:12:00</dc:date>
            </office:change-info>
          </text:insertion>
        </text:changed-region>
        <text:changed-region xml:id="ct140345001349232" text:id="ct140345001349232">
          <text:deletion>
            <office:change-info>
              <dc:creator>NSP</dc:creator>
              <dc:date>2016-11-17T16:12:00</dc:date>
            </office:change-info>
            <text:p text:style-name="BodyFirst"><text:span text:style-name="T1">’</text:span></text:p>
          </text:deletion>
        </text:changed-region>
        <text:changed-region xml:id="ct140345001350640" text:id="ct140345001350640">
          <text:insertion>
            <office:change-info>
              <dc:creator>NSP</dc:creator>
              <dc:date>2016-11-17T16:12:00</dc:date>
            </office:change-info>
          </text:insertion>
        </text:changed-region>
        <text:changed-region xml:id="ct140345001373168" text:id="ct140345001373168">
          <text:deletion>
            <office:change-info>
              <dc:creator>NSP</dc:creator>
              <dc:date>2016-11-17T16:12:00</dc:date>
            </office:change-info>
            <text:p text:style-name="BodyFirst"><text:span text:style-name="T1">’</text:span></text:p>
          </text:deletion>
        </text:changed-region>
        <text:changed-region xml:id="ct140345001367536" text:id="ct140345001367536">
          <text:insertion>
            <office:change-info>
              <dc:creator>NSP</dc:creator>
              <dc:date>2016-11-17T16:12:00</dc:date>
            </office:change-info>
          </text:insertion>
        </text:changed-region>
        <text:changed-region xml:id="ct140345001374576" text:id="ct140345001374576">
          <text:deletion>
            <office:change-info>
              <dc:creator>NSP</dc:creator>
              <dc:date>2016-11-17T16:12:00</dc:date>
            </office:change-info>
            <text:p text:style-name="Body"><text:span text:style-name="T1">’</text:span></text:p>
          </text:deletion>
        </text:changed-region>
        <text:changed-region xml:id="ct140345001363312" text:id="ct140345001363312">
          <text:insertion>
            <office:change-info>
              <dc:creator>NSP</dc:creator>
              <dc:date>2016-11-17T16:12:00</dc:date>
            </office:change-info>
          </text:insertion>
        </text:changed-region>
        <text:changed-region xml:id="ct140345001408880" text:id="ct140345001408880">
          <text:deletion>
            <office:change-info>
              <dc:creator>NSP</dc:creator>
              <dc:date>2016-11-17T16:12:00</dc:date>
            </office:change-info>
            <text:p text:style-name="Body"><text:span text:style-name="T1">’</text:span></text:p>
          </text:deletion>
        </text:changed-region>
        <text:changed-region xml:id="ct140345001410288" text:id="ct140345001410288">
          <text:insertion>
            <office:change-info>
              <dc:creator>NSP</dc:creator>
              <dc:date>2016-11-17T16:12:00</dc:date>
            </office:change-info>
          </text:insertion>
        </text:changed-region>
        <text:changed-region xml:id="ct140345001435920" text:id="ct140345001435920">
          <text:deletion>
            <office:change-info>
              <dc:creator>NSP</dc:creator>
              <dc:date>2016-11-17T16:12:00</dc:date>
            </office:change-info>
            <text:p text:style-name="Body"><text:span text:style-name="T1">’</text:span></text:p>
          </text:deletion>
        </text:changed-region>
        <text:changed-region xml:id="ct140345001434512" text:id="ct140345001434512">
          <text:insertion>
            <office:change-info>
              <dc:creator>NSP</dc:creator>
              <dc:date>2016-11-17T16:12:00</dc:date>
            </office:change-info>
          </text:insertion>
        </text:changed-region>
        <text:changed-region xml:id="ct140345001406064" text:id="ct140345001406064">
          <text:deletion>
            <office:change-info>
              <dc:creator>NSP</dc:creator>
              <dc:date>2016-11-17T16:12:00</dc:date>
            </office:change-info>
            <text:p text:style-name="Body"><text:span text:style-name="T1">’</text:span></text:p>
          </text:deletion>
        </text:changed-region>
        <text:changed-region xml:id="ct140344943250784" text:id="ct140344943250784">
          <text:insertion>
            <office:change-info>
              <dc:creator>NSP</dc:creator>
              <dc:date>2016-11-17T16:12:00</dc:date>
            </office:change-info>
          </text:insertion>
        </text:changed-region>
        <text:changed-region xml:id="ct140344992101440" text:id="ct140344992101440">
          <text:deletion>
            <office:change-info>
              <dc:creator>NSP</dc:creator>
              <dc:date>2016-11-17T16:12:00</dc:date>
            </office:change-info>
            <text:p text:style-name="Body"><text:span text:style-name="T1">’</text:span></text:p>
          </text:deletion>
        </text:changed-region>
        <text:changed-region xml:id="ct140344998791056" text:id="ct140344998791056">
          <text:insertion>
            <office:change-info>
              <dc:creator>NSP</dc:creator>
              <dc:date>2016-11-17T16:12:00</dc:date>
            </office:change-info>
          </text:insertion>
        </text:changed-region>
        <text:changed-region xml:id="ct140344999378384" text:id="ct140344999378384">
          <text:deletion>
            <office:change-info>
              <dc:creator>NSP</dc:creator>
              <dc:date>2016-11-17T16:12:00</dc:date>
            </office:change-info>
            <text:p text:style-name="Body"><text:span text:style-name="T1">’</text:span></text:p>
          </text:deletion>
        </text:changed-region>
        <text:changed-region xml:id="ct140344992599808" text:id="ct140344992599808">
          <text:insertion>
            <office:change-info>
              <dc:creator>NSP</dc:creator>
              <dc:date>2016-11-17T16:12:00</dc:date>
            </office:change-info>
          </text:insertion>
        </text:changed-region>
        <text:changed-region xml:id="ct140344984049280" text:id="ct140344984049280">
          <text:deletion>
            <office:change-info>
              <dc:creator>NSP</dc:creator>
              <dc:date>2016-11-17T16:12:00</dc:date>
            </office:change-info>
            <text:p text:style-name="Body"><text:span text:style-name="T1">’</text:span></text:p>
          </text:deletion>
        </text:changed-region>
        <text:changed-region xml:id="ct140344999194048" text:id="ct140344999194048">
          <text:insertion>
            <office:change-info>
              <dc:creator>NSP</dc:creator>
              <dc:date>2016-11-17T16:12:00</dc:date>
            </office:change-info>
          </text:insertion>
        </text:changed-region>
        <text:changed-region xml:id="ct140345019517056" text:id="ct140345019517056">
          <text:deletion>
            <office:change-info>
              <dc:creator>NSP</dc:creator>
              <dc:date>2016-11-17T16:12:00</dc:date>
            </office:change-info>
            <text:p text:style-name="Body"><text:span text:style-name="T1">’</text:span></text:p>
          </text:deletion>
        </text:changed-region>
        <text:changed-region xml:id="ct140344997988640" text:id="ct140344997988640">
          <text:insertion>
            <office:change-info>
              <dc:creator>NSP</dc:creator>
              <dc:date>2016-11-17T16:12:00</dc:date>
            </office:change-info>
          </text:insertion>
        </text:changed-region>
        <text:changed-region xml:id="ct140344998126288" text:id="ct140344998126288">
          <text:deletion>
            <office:change-info>
              <dc:creator>NSP</dc:creator>
              <dc:date>2016-11-17T16:12:00</dc:date>
            </office:change-info>
            <text:p text:style-name="Body"><text:span text:style-name="T1">’</text:span></text:p>
          </text:deletion>
        </text:changed-region>
        <text:changed-region xml:id="ct140344998349296" text:id="ct140344998349296">
          <text:insertion>
            <office:change-info>
              <dc:creator>NSP</dc:creator>
              <dc:date>2016-11-17T16:12:00</dc:date>
            </office:change-info>
          </text:insertion>
        </text:changed-region>
        <text:changed-region xml:id="ct140344998403120" text:id="ct140344998403120">
          <text:deletion>
            <office:change-info>
              <dc:creator>NSP</dc:creator>
              <dc:date>2016-11-17T16:12:00</dc:date>
            </office:change-info>
            <text:p text:style-name="Body"><text:span text:style-name="T1">’</text:span></text:p>
          </text:deletion>
        </text:changed-region>
        <text:changed-region xml:id="ct140344998575520" text:id="ct140344998575520">
          <text:insertion>
            <office:change-info>
              <dc:creator>NSP</dc:creator>
              <dc:date>2016-11-17T16:12:00</dc:date>
            </office:change-info>
          </text:insertion>
        </text:changed-region>
        <text:changed-region xml:id="ct140344991864032" text:id="ct140344991864032">
          <text:deletion>
            <office:change-info>
              <dc:creator>NSP</dc:creator>
              <dc:date>2016-11-17T16:12:00</dc:date>
            </office:change-info>
            <text:p text:style-name="Body"><text:span text:style-name="T1">’</text:span></text:p>
          </text:deletion>
        </text:changed-region>
        <text:changed-region xml:id="ct140344992154080" text:id="ct140344992154080">
          <text:insertion>
            <office:change-info>
              <dc:creator>NSP</dc:creator>
              <dc:date>2016-11-17T16:12:00</dc:date>
            </office:change-info>
          </text:insertion>
        </text:changed-region>
        <text:changed-region xml:id="ct140344998123968" text:id="ct140344998123968">
          <text:deletion>
            <office:change-info>
              <dc:creator>NSP</dc:creator>
              <dc:date>2016-11-17T16:12:00</dc:date>
            </office:change-info>
            <text:p text:style-name="Body"><text:span text:style-name="T1">’</text:span></text:p>
          </text:deletion>
        </text:changed-region>
        <text:changed-region xml:id="ct140344993088256" text:id="ct140344993088256">
          <text:insertion>
            <office:change-info>
              <dc:creator>NSP</dc:creator>
              <dc:date>2016-11-17T16:12:00</dc:date>
            </office:change-info>
          </text:insertion>
        </text:changed-region>
        <text:changed-region xml:id="ct140345001520912" text:id="ct140345001520912">
          <text:deletion>
            <office:change-info>
              <dc:creator>NSP</dc:creator>
              <dc:date>2016-11-17T16:12:00</dc:date>
            </office:change-info>
            <text:p text:style-name="Body"><text:span text:style-name="T1">’</text:span></text:p>
          </text:deletion>
        </text:changed-region>
        <text:changed-region xml:id="ct140345001519504" text:id="ct140345001519504">
          <text:insertion>
            <office:change-info>
              <dc:creator>NSP</dc:creator>
              <dc:date>2016-11-17T16:12:00</dc:date>
            </office:change-info>
          </text:insertion>
        </text:changed-region>
        <text:changed-region xml:id="ct140345001584272" text:id="ct140345001584272">
          <text:deletion>
            <office:change-info>
              <dc:creator>NSP</dc:creator>
              <dc:date>2016-11-17T16:12:00</dc:date>
            </office:change-info>
            <text:p text:style-name="Body"><text:span text:style-name="T1">’</text:span></text:p>
          </text:deletion>
        </text:changed-region>
        <text:changed-region xml:id="ct140345001585680" text:id="ct140345001585680">
          <text:insertion>
            <office:change-info>
              <dc:creator>NSP</dc:creator>
              <dc:date>2016-11-17T16:12:00</dc:date>
            </office:change-info>
          </text:insertion>
        </text:changed-region>
        <text:changed-region xml:id="ct140345001697936" text:id="ct140345001697936">
          <text:deletion>
            <office:change-info>
              <dc:creator>NSP</dc:creator>
              <dc:date>2016-11-17T16:12:00</dc:date>
            </office:change-info>
            <text:p text:style-name="BodyFirst"><text:span text:style-name="T1">’</text:span></text:p>
          </text:deletion>
        </text:changed-region>
        <text:changed-region xml:id="ct140345001695120" text:id="ct140345001695120">
          <text:insertion>
            <office:change-info>
              <dc:creator>NSP</dc:creator>
              <dc:date>2016-11-17T16:12:00</dc:date>
            </office:change-info>
          </text:insertion>
        </text:changed-region>
        <text:changed-region xml:id="ct140345001724704" text:id="ct140345001724704">
          <text:deletion>
            <office:change-info>
              <dc:creator>NSP</dc:creator>
              <dc:date>2016-11-17T16:12:00</dc:date>
            </office:change-info>
            <text:p text:style-name="BodyFirst"><text:span text:style-name="T1">’</text:span></text:p>
          </text:deletion>
        </text:changed-region>
        <text:changed-region xml:id="ct140345001722640" text:id="ct140345001722640">
          <text:insertion>
            <office:change-info>
              <dc:creator>NSP</dc:creator>
              <dc:date>2016-11-17T16:12:00</dc:date>
            </office:change-info>
          </text:insertion>
        </text:changed-region>
        <text:changed-region xml:id="ct140345001741600" text:id="ct140345001741600">
          <text:deletion>
            <office:change-info>
              <dc:creator>NSP</dc:creator>
              <dc:date>2016-11-17T16:12:00</dc:date>
            </office:change-info>
            <text:p text:style-name="BodyFirst"><text:span text:style-name="T1">’</text:span></text:p>
          </text:deletion>
        </text:changed-region>
        <text:changed-region xml:id="ct140345001743008" text:id="ct140345001743008">
          <text:insertion>
            <office:change-info>
              <dc:creator>NSP</dc:creator>
              <dc:date>2016-11-17T16:12:00</dc:date>
            </office:change-info>
          </text:insertion>
        </text:changed-region>
        <text:changed-region xml:id="ct140345001766432" text:id="ct140345001766432">
          <text:deletion>
            <office:change-info>
              <dc:creator>NSP</dc:creator>
              <dc:date>2016-11-17T16:12:00</dc:date>
            </office:change-info>
            <text:p text:style-name="Body"><text:span text:style-name="T1">’</text:span></text:p>
          </text:deletion>
        </text:changed-region>
        <text:changed-region xml:id="ct140345001414512" text:id="ct140345001414512">
          <text:insertion>
            <office:change-info>
              <dc:creator>NSP</dc:creator>
              <dc:date>2016-11-17T16:12:00</dc:date>
            </office:change-info>
          </text:insertion>
        </text:changed-region>
        <text:changed-region xml:id="ct140345001851056" text:id="ct140345001851056">
          <text:deletion>
            <office:change-info>
              <dc:creator>NSP</dc:creator>
              <dc:date>2016-11-17T16:12:00</dc:date>
            </office:change-info>
            <text:p text:style-name="Body"><text:span text:style-name="Literal"><text:span text:style-name="T1">’</text:span></text:span></text:p>
          </text:deletion>
        </text:changed-region>
        <text:changed-region xml:id="ct140345001846832" text:id="ct140345001846832">
          <text:insertion>
            <office:change-info>
              <dc:creator>NSP</dc:creator>
              <dc:date>2016-11-17T16:12:00</dc:date>
            </office:change-info>
          </text:insertion>
        </text:changed-region>
        <text:changed-region xml:id="ct140345001855344" text:id="ct140345001855344">
          <text:deletion>
            <office:change-info>
              <dc:creator>NSP</dc:creator>
              <dc:date>2016-11-17T16:12:00</dc:date>
            </office:change-info>
            <text:p text:style-name="Body"><text:span text:style-name="T1">’</text:span></text:p>
          </text:deletion>
        </text:changed-region>
        <text:changed-region xml:id="ct140345001860944" text:id="ct140345001860944">
          <text:insertion>
            <office:change-info>
              <dc:creator>NSP</dc:creator>
              <dc:date>2016-11-17T16:12:00</dc:date>
            </office:change-info>
          </text:insertion>
        </text:changed-region>
        <text:changed-region xml:id="ct140345001867984" text:id="ct140345001867984">
          <text:deletion>
            <office:change-info>
              <dc:creator>NSP</dc:creator>
              <dc:date>2016-11-17T16:12:00</dc:date>
            </office:change-info>
            <text:p text:style-name="Body"><text:span text:style-name="T1">’</text:span></text:p>
          </text:deletion>
        </text:changed-region>
        <text:changed-region xml:id="ct140345001866576" text:id="ct140345001866576">
          <text:insertion>
            <office:change-info>
              <dc:creator>NSP</dc:creator>
              <dc:date>2016-11-17T16:12:00</dc:date>
            </office:change-info>
          </text:insertion>
        </text:changed-region>
        <text:changed-region xml:id="ct140345001898208" text:id="ct140345001898208">
          <text:insertion>
            <office:change-info>
              <dc:creator>eddyb</dc:creator>
              <dc:date>2016-11-17T22:06:00</dc:date>
            </office:change-info>
          </text:insertion>
        </text:changed-region>
        <text:changed-region xml:id="ct140345001895392" text:id="ct140345001895392">
          <text:deletion>
            <office:change-info>
              <dc:creator>eddyb</dc:creator>
              <dc:date>2016-11-17T22:06:00</dc:date>
            </office:change-info>
            <text:p text:style-name="Body"><text:span text:style-name="T1">S</text:span></text:p>
          </text:deletion>
        </text:changed-region>
        <text:changed-region xml:id="ct140345001932000" text:id="ct140345001932000">
          <text:deletion>
            <office:change-info>
              <dc:creator>NSP</dc:creator>
              <dc:date>2016-11-17T16:12:00</dc:date>
            </office:change-info>
            <text:p text:style-name="Body"><text:span text:style-name="T1">’</text:span></text:p>
          </text:deletion>
        </text:changed-region>
        <text:changed-region xml:id="ct140345001930592" text:id="ct140345001930592">
          <text:insertion>
            <office:change-info>
              <dc:creator>NSP</dc:creator>
              <dc:date>2016-11-17T16:12:00</dc:date>
            </office:change-info>
          </text:insertion>
        </text:changed-region>
        <text:changed-region xml:id="ct140345001955936" text:id="ct140345001955936">
          <text:deletion>
            <office:change-info>
              <dc:creator>NSP</dc:creator>
              <dc:date>2016-11-17T16:12:00</dc:date>
            </office:change-info>
            <text:p text:style-name="Body"><text:span text:style-name="Literal"><text:span text:style-name="T1">’</text:span></text:span></text:p>
          </text:deletion>
        </text:changed-region>
        <text:changed-region xml:id="ct140345001968608" text:id="ct140345001968608">
          <text:insertion>
            <office:change-info>
              <dc:creator>NSP</dc:creator>
              <dc:date>2016-11-17T16:12:00</dc:date>
            </office:change-info>
          </text:insertion>
        </text:changed-region>
        <text:changed-region xml:id="ct140345001970016" text:id="ct140345001970016">
          <text:deletion>
            <office:change-info>
              <dc:creator>NSP</dc:creator>
              <dc:date>2016-11-17T16:12:00</dc:date>
            </office:change-info>
            <text:p text:style-name="Production_20_Directive"><text:span text:style-name="T1">’</text:span></text:p>
          </text:deletion>
        </text:changed-region>
        <text:changed-region xml:id="ct140345001967200" text:id="ct140345001967200">
          <text:insertion>
            <office:change-info>
              <dc:creator>NSP</dc:creator>
              <dc:date>2016-11-17T16:12:00</dc:date>
            </office:change-info>
          </text:insertion>
        </text:changed-region>
        <text:changed-region xml:id="ct140345001981344" text:id="ct140345001981344">
          <text:deletion>
            <office:change-info>
              <dc:creator>NSP</dc:creator>
              <dc:date>2016-11-17T16:12:00</dc:date>
            </office:change-info>
            <text:p text:style-name="Body"><text:span text:style-name="T1">’</text:span></text:p>
          </text:deletion>
        </text:changed-region>
        <text:changed-region xml:id="ct140345002001936" text:id="ct140345002001936">
          <text:insertion>
            <office:change-info>
              <dc:creator>NSP</dc:creator>
              <dc:date>2016-11-17T16:12:00</dc:date>
            </office:change-info>
          </text:insertion>
        </text:changed-region>
        <text:changed-region xml:id="ct140345002060400" text:id="ct140345002060400">
          <text:deletion>
            <office:change-info>
              <dc:creator>NSP</dc:creator>
              <dc:date>2016-11-17T16:12:00</dc:date>
            </office:change-info>
            <text:p text:style-name="Production_20_Directive"><text:span text:style-name="T1">’</text:span></text:p>
          </text:deletion>
        </text:changed-region>
        <text:changed-region xml:id="ct140345002058992" text:id="ct140345002058992">
          <text:insertion>
            <office:change-info>
              <dc:creator>NSP</dc:creator>
              <dc:date>2016-11-17T16:12:00</dc:date>
            </office:change-info>
          </text:insertion>
        </text:changed-region>
        <text:changed-region xml:id="ct140345002102416" text:id="ct140345002102416">
          <text:deletion>
            <office:change-info>
              <dc:creator>NSP</dc:creator>
              <dc:date>2016-11-17T16:12:00</dc:date>
            </office:change-info>
            <text:p text:style-name="Note"><text:span text:style-name="Literal">’</text:span></text:p>
          </text:deletion>
        </text:changed-region>
        <text:changed-region xml:id="ct140345002106448" text:id="ct140345002106448">
          <text:insertion>
            <office:change-info>
              <dc:creator>NSP</dc:creator>
              <dc:date>2016-11-17T16:12:00</dc:date>
            </office:change-info>
          </text:insertion>
        </text:changed-region>
        <text:changed-region xml:id="ct140345020011120" text:id="ct140345020011120">
          <text:deletion>
            <office:change-info>
              <dc:creator>NSP</dc:creator>
              <dc:date>2016-11-17T16:12:00</dc:date>
            </office:change-info>
            <text:p text:style-name="Body"><text:span text:style-name="T1">’</text:span></text:p>
          </text:deletion>
        </text:changed-region>
        <text:changed-region xml:id="ct140345002147744" text:id="ct140345002147744">
          <text:insertion>
            <office:change-info>
              <dc:creator>NSP</dc:creator>
              <dc:date>2016-11-17T16:12:00</dc:date>
            </office:change-info>
          </text:insertion>
        </text:changed-region>
        <text:changed-region xml:id="ct140345020034096" text:id="ct140345020034096">
          <text:deletion>
            <office:change-info>
              <dc:creator>NSP</dc:creator>
              <dc:date>2016-11-17T16:12:00</dc:date>
            </office:change-info>
            <text:p text:style-name="Body"><text:span text:style-name="T1">’</text:span></text:p>
          </text:deletion>
        </text:changed-region>
        <text:changed-region xml:id="ct140345020036896" text:id="ct140345020036896">
          <text:insertion>
            <office:change-info>
              <dc:creator>NSP</dc:creator>
              <dc:date>2016-11-17T16:12:00</dc:date>
            </office:change-info>
          </text:insertion>
        </text:changed-region>
        <text:changed-region xml:id="ct140345020038304" text:id="ct140345020038304">
          <text:deletion>
            <office:change-info>
              <dc:creator>NSP</dc:creator>
              <dc:date>2016-11-17T16:12:00</dc:date>
            </office:change-info>
            <text:p text:style-name="Body"><text:span text:style-name="T1">’</text:span></text:p>
          </text:deletion>
        </text:changed-region>
        <text:changed-region xml:id="ct140345020053792" text:id="ct140345020053792">
          <text:insertion>
            <office:change-info>
              <dc:creator>NSP</dc:creator>
              <dc:date>2016-11-17T16:12:00</dc:date>
            </office:change-info>
          </text:insertion>
        </text:changed-region>
        <text:changed-region xml:id="ct140344992976752" text:id="ct140344992976752">
          <text:deletion>
            <office:change-info>
              <dc:creator>NSP</dc:creator>
              <dc:date>2016-11-17T16:12:00</dc:date>
            </office:change-info>
            <text:p text:style-name="Body"><text:span text:style-name="T1">’</text:span></text:p>
          </text:deletion>
        </text:changed-region>
        <text:changed-region xml:id="ct140344992389328" text:id="ct140344992389328">
          <text:insertion>
            <office:change-info>
              <dc:creator>NSP</dc:creator>
              <dc:date>2016-11-17T16:12:00</dc:date>
            </office:change-info>
          </text:insertion>
        </text:changed-region>
        <text:changed-region xml:id="ct140344999279760" text:id="ct140344999279760">
          <text:deletion>
            <office:change-info>
              <dc:creator>NSP</dc:creator>
              <dc:date>2016-11-17T16:12:00</dc:date>
            </office:change-info>
            <text:p text:style-name="Body"><text:span text:style-name="Literal"><text:span text:style-name="T1">’</text:span></text:span></text:p>
          </text:deletion>
        </text:changed-region>
        <text:changed-region xml:id="ct140344993100016" text:id="ct140344993100016">
          <text:insertion>
            <office:change-info>
              <dc:creator>NSP</dc:creator>
              <dc:date>2016-11-17T16:12:00</dc:date>
            </office:change-info>
          </text:insertion>
        </text:changed-region>
        <text:changed-region xml:id="ct140344993706864" text:id="ct140344993706864">
          <text:deletion>
            <office:change-info>
              <dc:creator>NSP</dc:creator>
              <dc:date>2016-11-17T16:12:00</dc:date>
            </office:change-info>
            <text:p text:style-name="Body"><text:span text:style-name="T1">’</text:span></text:p>
          </text:deletion>
        </text:changed-region>
        <text:changed-region xml:id="ct140344991192368" text:id="ct140344991192368">
          <text:insertion>
            <office:change-info>
              <dc:creator>NSP</dc:creator>
              <dc:date>2016-11-17T16:12:00</dc:date>
            </office:change-info>
          </text:insertion>
        </text:changed-region>
        <text:changed-region xml:id="ct140344999394992" text:id="ct140344999394992">
          <text:deletion>
            <office:change-info>
              <dc:creator>NSP</dc:creator>
              <dc:date>2016-11-17T16:12:00</dc:date>
            </office:change-info>
            <text:p text:style-name="Body"><text:span text:style-name="T1">’</text:span></text:p>
          </text:deletion>
        </text:changed-region>
        <text:changed-region xml:id="ct140344992813712" text:id="ct140344992813712">
          <text:insertion>
            <office:change-info>
              <dc:creator>NSP</dc:creator>
              <dc:date>2016-11-17T16:12:00</dc:date>
            </office:change-info>
          </text:insertion>
        </text:changed-region>
        <text:changed-region xml:id="ct140344992801968" text:id="ct140344992801968">
          <text:deletion>
            <office:change-info>
              <dc:creator>NSP</dc:creator>
              <dc:date>2016-11-17T16:12:00</dc:date>
            </office:change-info>
            <text:p text:style-name="BodyFirst"><text:span text:style-name="T1">’</text:span></text:p>
          </text:deletion>
        </text:changed-region>
        <text:changed-region xml:id="ct140344993711536" text:id="ct140344993711536">
          <text:insertion>
            <office:change-info>
              <dc:creator>NSP</dc:creator>
              <dc:date>2016-11-17T16:12:00</dc:date>
            </office:change-info>
          </text:insertion>
        </text:changed-region>
        <text:changed-region xml:id="ct140344939281408" text:id="ct140344939281408">
          <text:deletion>
            <office:change-info>
              <dc:creator>NSP</dc:creator>
              <dc:date>2016-11-17T16:12:00</dc:date>
            </office:change-info>
            <text:p text:style-name="BodyFirst"><text:span text:style-name="T1">’</text:span></text:p>
          </text:deletion>
        </text:changed-region>
        <text:changed-region xml:id="ct140344993304192" text:id="ct140344993304192">
          <text:insertion>
            <office:change-info>
              <dc:creator>NSP</dc:creator>
              <dc:date>2016-11-17T16:12:00</dc:date>
            </office:change-info>
          </text:insertion>
        </text:changed-region>
        <text:changed-region xml:id="ct140344991629456" text:id="ct140344991629456">
          <text:deletion>
            <office:change-info>
              <dc:creator>NSP</dc:creator>
              <dc:date>2016-11-17T16:12:00</dc:date>
            </office:change-info>
            <text:p text:style-name="BodyFirst"><text:span text:style-name="T1">’</text:span></text:p>
          </text:deletion>
        </text:changed-region>
        <text:changed-region xml:id="ct140344993583072" text:id="ct140344993583072">
          <text:insertion>
            <office:change-info>
              <dc:creator>NSP</dc:creator>
              <dc:date>2016-11-17T16:12:00</dc:date>
            </office:change-info>
          </text:insertion>
        </text:changed-region>
        <text:changed-region xml:id="ct140344999368480" text:id="ct140344999368480">
          <text:deletion>
            <office:change-info>
              <dc:creator>NSP</dc:creator>
              <dc:date>2016-11-17T16:12:00</dc:date>
            </office:change-info>
            <text:p text:style-name="BodyFirst"><text:span text:style-name="T1">’</text:span></text:p>
          </text:deletion>
        </text:changed-region>
        <text:changed-region xml:id="ct140344999468768" text:id="ct140344999468768">
          <text:insertion>
            <office:change-info>
              <dc:creator>NSP</dc:creator>
              <dc:date>2016-11-17T16:12:00</dc:date>
            </office:change-info>
          </text:insertion>
        </text:changed-region>
        <text:changed-region xml:id="ct140344992678928" text:id="ct140344992678928">
          <text:deletion>
            <office:change-info>
              <dc:creator>NSP</dc:creator>
              <dc:date>2016-11-17T16:12:00</dc:date>
            </office:change-info>
            <text:p text:style-name="CodeB"><text:span text:style-name="Literal">’</text:span></text:p>
          </text:deletion>
        </text:changed-region>
        <text:changed-region xml:id="ct140344998994784" text:id="ct140344998994784">
          <text:insertion>
            <office:change-info>
              <dc:creator>NSP</dc:creator>
              <dc:date>2016-11-17T16:12:00</dc:date>
            </office:change-info>
          </text:insertion>
        </text:changed-region>
        <text:changed-region xml:id="ct140345020035488" text:id="ct140345020035488">
          <text:deletion>
            <office:change-info>
              <dc:creator>NSP</dc:creator>
              <dc:date>2016-11-17T16:12:00</dc:date>
            </office:change-info>
            <text:p text:style-name="Body"><text:span text:style-name="Literal">’</text:span></text:p>
          </text:deletion>
        </text:changed-region>
        <text:changed-region xml:id="ct140345002041472" text:id="ct140345002041472">
          <text:insertion>
            <office:change-info>
              <dc:creator>NSP</dc:creator>
              <dc:date>2016-11-17T16:12:00</dc:date>
            </office:change-info>
          </text:insertion>
        </text:changed-region>
        <text:changed-region xml:id="ct140345002127200" text:id="ct140345002127200">
          <text:deletion>
            <office:change-info>
              <dc:creator>NSP</dc:creator>
              <dc:date>2016-11-17T16:12:00</dc:date>
            </office:change-info>
            <text:p text:style-name="Body"><text:span text:style-name="Literal">’</text:span></text:p>
          </text:deletion>
        </text:changed-region>
        <text:changed-region xml:id="ct140345020092128" text:id="ct140345020092128">
          <text:insertion>
            <office:change-info>
              <dc:creator>NSP</dc:creator>
              <dc:date>2016-11-17T16:12:00</dc:date>
            </office:change-info>
          </text:insertion>
        </text:changed-region>
        <text:changed-region xml:id="ct140345020097760" text:id="ct140345020097760">
          <text:deletion>
            <office:change-info>
              <dc:creator>NSP</dc:creator>
              <dc:date>2016-11-17T16:12:00</dc:date>
            </office:change-info>
            <text:p text:style-name="Body"><text:span text:style-name="Literal"><text:span text:style-name="T1">’</text:span></text:span></text:p>
          </text:deletion>
        </text:changed-region>
        <text:changed-region xml:id="ct140345020096352" text:id="ct140345020096352">
          <text:insertion>
            <office:change-info>
              <dc:creator>NSP</dc:creator>
              <dc:date>2016-11-17T16:12:00</dc:date>
            </office:change-info>
          </text:insertion>
        </text:changed-region>
        <text:changed-region xml:id="ct140345020102048" text:id="ct140345020102048">
          <text:deletion>
            <office:change-info>
              <dc:creator>NSP</dc:creator>
              <dc:date>2016-11-17T16:12:00</dc:date>
            </office:change-info>
            <text:p text:style-name="Body"><text:span text:style-name="Literal">’</text:span></text:p>
          </text:deletion>
        </text:changed-region>
        <text:changed-region xml:id="ct140345020111888" text:id="ct140345020111888">
          <text:insertion>
            <office:change-info>
              <dc:creator>NSP</dc:creator>
              <dc:date>2016-11-17T16:12:00</dc:date>
            </office:change-info>
          </text:insertion>
        </text:changed-region>
        <text:changed-region xml:id="ct140345020225008" text:id="ct140345020225008">
          <text:deletion>
            <office:change-info>
              <dc:creator>NSP</dc:creator>
              <dc:date>2016-11-17T16:12:00</dc:date>
            </office:change-info>
            <text:p text:style-name="Body"><text:span text:style-name="Literal">’</text:span></text:p>
          </text:deletion>
        </text:changed-region>
        <text:changed-region xml:id="ct140345020223600" text:id="ct140345020223600">
          <text:insertion>
            <office:change-info>
              <dc:creator>NSP</dc:creator>
              <dc:date>2016-11-17T16:12:00</dc:date>
            </office:change-info>
          </text:insertion>
        </text:changed-region>
        <text:changed-region xml:id="ct140345020271040" text:id="ct140345020271040">
          <text:deletion>
            <office:change-info>
              <dc:creator>NSP</dc:creator>
              <dc:date>2016-11-17T16:12:00</dc:date>
            </office:change-info>
            <text:p text:style-name="Body"><text:span text:style-name="T1">’</text:span></text:p>
          </text:deletion>
        </text:changed-region>
        <text:changed-region xml:id="ct140345020269632" text:id="ct140345020269632">
          <text:insertion>
            <office:change-info>
              <dc:creator>NSP</dc:creator>
              <dc:date>2016-11-17T16:12:00</dc:date>
            </office:change-info>
          </text:insertion>
        </text:changed-region>
        <text:changed-region xml:id="ct140345020279488" text:id="ct140345020279488">
          <text:deletion>
            <office:change-info>
              <dc:creator>NSP</dc:creator>
              <dc:date>2016-11-17T16:12:00</dc:date>
            </office:change-info>
            <text:p text:style-name="Body"><text:span text:style-name="T1">’</text:span></text:p>
          </text:deletion>
        </text:changed-region>
        <text:changed-region xml:id="ct140345020278080" text:id="ct140345020278080">
          <text:insertion>
            <office:change-info>
              <dc:creator>NSP</dc:creator>
              <dc:date>2016-11-17T16:12:00</dc:date>
            </office:change-info>
          </text:insertion>
        </text:changed-region>
        <text:changed-region xml:id="ct140344999188064" text:id="ct140344999188064">
          <text:deletion>
            <office:change-info>
              <dc:creator>NSP</dc:creator>
              <dc:date>2016-11-17T16:12:00</dc:date>
            </office:change-info>
            <text:p text:style-name="Body"><text:span text:style-name="T1">’</text:span></text:p>
          </text:deletion>
        </text:changed-region>
        <text:changed-region xml:id="ct140344993017808" text:id="ct140344993017808">
          <text:insertion>
            <office:change-info>
              <dc:creator>NSP</dc:creator>
              <dc:date>2016-11-17T16:12:00</dc:date>
            </office:change-info>
          </text:insertion>
        </text:changed-region>
        <text:changed-region xml:id="ct140344999459200" text:id="ct140344999459200">
          <text:deletion>
            <office:change-info>
              <dc:creator>NSP</dc:creator>
              <dc:date>2016-11-17T16:12:00</dc:date>
            </office:change-info>
            <text:p text:style-name="Body"><text:span text:style-name="T1">’</text:span></text:p>
          </text:deletion>
        </text:changed-region>
        <text:changed-region xml:id="ct140344999357072" text:id="ct140344999357072">
          <text:insertion>
            <office:change-info>
              <dc:creator>NSP</dc:creator>
              <dc:date>2016-11-17T16:12:00</dc:date>
            </office:change-info>
          </text:insertion>
        </text:changed-region>
        <text:changed-region xml:id="ct140345020324736" text:id="ct140345020324736">
          <text:deletion>
            <office:change-info>
              <dc:creator>NSP</dc:creator>
              <dc:date>2016-11-17T16:12:00</dc:date>
            </office:change-info>
            <text:p text:style-name="Body"><text:span text:style-name="T1">’</text:span></text:p>
          </text:deletion>
        </text:changed-region>
        <text:changed-region xml:id="ct140345020326144" text:id="ct140345020326144">
          <text:insertion>
            <office:change-info>
              <dc:creator>NSP</dc:creator>
              <dc:date>2016-11-17T16:12:00</dc:date>
            </office:change-info>
          </text:insertion>
        </text:changed-region>
        <text:changed-region xml:id="ct140345020389312" text:id="ct140345020389312">
          <text:deletion>
            <office:change-info>
              <dc:creator>NSP</dc:creator>
              <dc:date>2016-11-17T16:12:00</dc:date>
            </office:change-info>
            <text:p text:style-name="Body"><text:span text:style-name="T1">’</text:span></text:p>
          </text:deletion>
        </text:changed-region>
        <text:changed-region xml:id="ct140345020387904" text:id="ct140345020387904">
          <text:insertion>
            <office:change-info>
              <dc:creator>NSP</dc:creator>
              <dc:date>2016-11-17T16:12:00</dc:date>
            </office:change-info>
          </text:insertion>
        </text:changed-region>
        <text:changed-region xml:id="ct140345020397760" text:id="ct140345020397760">
          <text:deletion>
            <office:change-info>
              <dc:creator>NSP</dc:creator>
              <dc:date>2016-11-17T16:12:00</dc:date>
            </office:change-info>
            <text:p text:style-name="Body"><text:span text:style-name="T1">’</text:span></text:p>
          </text:deletion>
        </text:changed-region>
        <text:changed-region xml:id="ct140345020399168" text:id="ct140345020399168">
          <text:insertion>
            <office:change-info>
              <dc:creator>NSP</dc:creator>
              <dc:date>2016-11-17T16:12:00</dc:date>
            </office:change-info>
          </text:insertion>
        </text:changed-region>
        <text:changed-region xml:id="ct140345020424512" text:id="ct140345020424512">
          <text:deletion>
            <office:change-info>
              <dc:creator>NSP</dc:creator>
              <dc:date>2016-11-17T16:12:00</dc:date>
            </office:change-info>
            <text:p text:style-name="Body"><text:span text:style-name="Literal">’</text:span></text:p>
          </text:deletion>
        </text:changed-region>
        <text:changed-region xml:id="ct140345020421696" text:id="ct140345020421696">
          <text:insertion>
            <office:change-info>
              <dc:creator>NSP</dc:creator>
              <dc:date>2016-11-17T16:12:00</dc:date>
            </office:change-info>
          </text:insertion>
        </text:changed-region>
        <text:changed-region xml:id="ct140345020437184" text:id="ct140345020437184">
          <text:deletion>
            <office:change-info>
              <dc:creator>NSP</dc:creator>
              <dc:date>2016-11-17T16:12:00</dc:date>
            </office:change-info>
            <text:p text:style-name="HeadB"><text:span text:style-name="T1">’</text:span></text:p>
          </text:deletion>
        </text:changed-region>
        <text:changed-region xml:id="ct140345020440000" text:id="ct140345020440000">
          <text:insertion>
            <office:change-info>
              <dc:creator>NSP</dc:creator>
              <dc:date>2016-11-17T16:12:00</dc:date>
            </office:change-info>
          </text:insertion>
        </text:changed-region>
        <text:changed-region xml:id="ct140345020470240" text:id="ct140345020470240">
          <text:deletion>
            <office:change-info>
              <dc:creator>NSP</dc:creator>
              <dc:date>2016-11-17T16:12:00</dc:date>
            </office:change-info>
            <text:p text:style-name="BodyFirst"><text:span text:style-name="T1">’</text:span></text:p>
          </text:deletion>
        </text:changed-region>
        <text:changed-region xml:id="ct140345020468832" text:id="ct140345020468832">
          <text:insertion>
            <office:change-info>
              <dc:creator>NSP</dc:creator>
              <dc:date>2016-11-17T16:12:00</dc:date>
            </office:change-info>
          </text:insertion>
        </text:changed-region>
        <text:changed-region xml:id="ct140345020485728" text:id="ct140345020485728">
          <text:deletion>
            <office:change-info>
              <dc:creator>NSP</dc:creator>
              <dc:date>2016-11-17T16:12:00</dc:date>
            </office:change-info>
            <text:p text:style-name="BodyFirst"><text:span text:style-name="T1">’</text:span></text:p>
          </text:deletion>
        </text:changed-region>
        <text:changed-region xml:id="ct140345020484320" text:id="ct140345020484320">
          <text:insertion>
            <office:change-info>
              <dc:creator>NSP</dc:creator>
              <dc:date>2016-11-17T16:12:00</dc:date>
            </office:change-info>
          </text:insertion>
        </text:changed-region>
        <text:changed-region xml:id="ct140345020525152" text:id="ct140345020525152">
          <text:deletion>
            <office:change-info>
              <dc:creator>NSP</dc:creator>
              <dc:date>2016-11-17T16:12:00</dc:date>
            </office:change-info>
            <text:p text:style-name="Body"><text:span text:style-name="T1">’</text:span></text:p>
          </text:deletion>
        </text:changed-region>
        <text:changed-region xml:id="ct140345020523744" text:id="ct140345020523744">
          <text:insertion>
            <office:change-info>
              <dc:creator>NSP</dc:creator>
              <dc:date>2016-11-17T16:12:00</dc:date>
            </office:change-info>
          </text:insertion>
        </text:changed-region>
        <text:changed-region xml:id="ct140345020544016" text:id="ct140345020544016">
          <text:deletion>
            <office:change-info>
              <dc:creator>NSP</dc:creator>
              <dc:date>2016-11-17T16:12:00</dc:date>
            </office:change-info>
            <text:p text:style-name="Body"><text:span text:style-name="T1">’</text:span></text:p>
          </text:deletion>
        </text:changed-region>
        <text:changed-region xml:id="ct140345020542608" text:id="ct140345020542608">
          <text:insertion>
            <office:change-info>
              <dc:creator>NSP</dc:creator>
              <dc:date>2016-11-17T16:12:00</dc:date>
            </office:change-info>
          </text:insertion>
        </text:changed-region>
        <text:changed-region xml:id="ct140345020648304" text:id="ct140345020648304">
          <text:deletion>
            <office:change-info>
              <dc:creator>NSP</dc:creator>
              <dc:date>2016-11-17T16:12:00</dc:date>
            </office:change-info>
            <text:p text:style-name="Body"><text:span text:style-name="Literal"><text:span text:style-name="T1">’</text:span></text:span></text:p>
          </text:deletion>
        </text:changed-region>
        <text:changed-region xml:id="ct140345020653936" text:id="ct140345020653936">
          <text:insertion>
            <office:change-info>
              <dc:creator>NSP</dc:creator>
              <dc:date>2016-11-17T16:12:00</dc:date>
            </office:change-info>
          </text:insertion>
        </text:changed-region>
        <text:changed-region xml:id="ct140345020649712" text:id="ct140345020649712">
          <text:deletion>
            <office:change-info>
              <dc:creator>NSP</dc:creator>
              <dc:date>2016-11-17T16:12:00</dc:date>
            </office:change-info>
            <text:p text:style-name="BodyFirst"><text:span text:style-name="T1">’</text:span></text:p>
          </text:deletion>
        </text:changed-region>
        <text:changed-region xml:id="ct140345020639856" text:id="ct140345020639856">
          <text:insertion>
            <office:change-info>
              <dc:creator>NSP</dc:creator>
              <dc:date>2016-11-17T16:12:00</dc:date>
            </office:change-info>
          </text:insertion>
        </text:changed-region>
        <text:changed-region xml:id="ct140345020675776" text:id="ct140345020675776">
          <text:deletion>
            <office:change-info>
              <dc:creator>NSP</dc:creator>
              <dc:date>2016-11-17T16:12:00</dc:date>
            </office:change-info>
            <text:p text:style-name="BodyFirst"><text:span text:style-name="Literal"><text:span text:style-name="T1">’</text:span></text:span></text:p>
          </text:deletion>
        </text:changed-region>
        <text:changed-region xml:id="ct140345020674368" text:id="ct140345020674368">
          <text:insertion>
            <office:change-info>
              <dc:creator>NSP</dc:creator>
              <dc:date>2016-11-17T16:12:00</dc:date>
            </office:change-info>
          </text:insertion>
        </text:changed-region>
        <text:changed-region xml:id="ct140345020695520" text:id="ct140345020695520">
          <text:deletion>
            <office:change-info>
              <dc:creator>NSP</dc:creator>
              <dc:date>2016-11-17T16:12:00</dc:date>
            </office:change-info>
            <text:p text:style-name="BodyFirst"><text:span text:style-name="T1">’</text:span></text:p>
          </text:deletion>
        </text:changed-region>
        <text:changed-region xml:id="ct140345020696928" text:id="ct140345020696928">
          <text:insertion>
            <office:change-info>
              <dc:creator>NSP</dc:creator>
              <dc:date>2016-11-17T16:12:00</dc:date>
            </office:change-info>
          </text:insertion>
        </text:changed-region>
        <text:changed-region xml:id="ct140344993721184" text:id="ct140344993721184">
          <text:deletion>
            <office:change-info>
              <dc:creator>NSP</dc:creator>
              <dc:date>2016-11-17T16:12:00</dc:date>
            </office:change-info>
            <text:p text:style-name="Body"><text:span text:style-name="T1">’</text:span></text:p>
          </text:deletion>
        </text:changed-region>
        <text:changed-region xml:id="ct140344993083440" text:id="ct140344993083440">
          <text:insertion>
            <office:change-info>
              <dc:creator>NSP</dc:creator>
              <dc:date>2016-11-17T16:12:00</dc:date>
            </office:change-info>
          </text:insertion>
        </text:changed-region>
        <text:changed-region xml:id="ct140344992768656" text:id="ct140344992768656">
          <text:deletion>
            <office:change-info>
              <dc:creator>NSP</dc:creator>
              <dc:date>2016-11-17T16:12:00</dc:date>
            </office:change-info>
            <text:p text:style-name="Body"><text:span text:style-name="T1">’</text:span></text:p>
          </text:deletion>
        </text:changed-region>
        <text:changed-region xml:id="ct140344993679344" text:id="ct140344993679344">
          <text:insertion>
            <office:change-info>
              <dc:creator>NSP</dc:creator>
              <dc:date>2016-11-17T16:12:00</dc:date>
            </office:change-info>
          </text:insertion>
        </text:changed-region>
        <text:changed-region xml:id="ct140344993513456" text:id="ct140344993513456">
          <text:deletion>
            <office:change-info>
              <dc:creator>NSP</dc:creator>
              <dc:date>2016-11-17T16:12:00</dc:date>
            </office:change-info>
            <text:p text:style-name="Body"><text:span text:style-name="Literal">’</text:span></text:p>
          </text:deletion>
        </text:changed-region>
        <text:changed-region xml:id="ct140344992955872" text:id="ct140344992955872">
          <text:insertion>
            <office:change-info>
              <dc:creator>NSP</dc:creator>
              <dc:date>2016-11-17T16:12:00</dc:date>
            </office:change-info>
          </text:insertion>
        </text:changed-region>
        <text:changed-region xml:id="ct140344999108160" text:id="ct140344999108160">
          <text:deletion>
            <office:change-info>
              <dc:creator>NSP</dc:creator>
              <dc:date>2016-11-17T16:12:00</dc:date>
            </office:change-info>
            <text:p text:style-name="Body"><text:span text:style-name="T1">’</text:span></text:p>
          </text:deletion>
        </text:changed-region>
        <text:changed-region xml:id="ct140344999146832" text:id="ct140344999146832">
          <text:insertion>
            <office:change-info>
              <dc:creator>NSP</dc:creator>
              <dc:date>2016-11-17T16:12:00</dc:date>
            </office:change-info>
          </text:insertion>
        </text:changed-region>
        <text:changed-region xml:id="ct140344998764016" text:id="ct140344998764016">
          <text:deletion>
            <office:change-info>
              <dc:creator>NSP</dc:creator>
              <dc:date>2016-11-17T16:12:00</dc:date>
            </office:change-info>
            <text:p text:style-name="Body"><text:span text:style-name="Literal"><text:span text:style-name="T1">’</text:span></text:span></text:p>
          </text:deletion>
        </text:changed-region>
        <text:changed-region xml:id="ct140344993058752" text:id="ct140344993058752">
          <text:insertion>
            <office:change-info>
              <dc:creator>NSP</dc:creator>
              <dc:date>2016-11-17T16:12:00</dc:date>
            </office:change-info>
          </text:insertion>
        </text:changed-region>
        <text:changed-region xml:id="ct140344999211584" text:id="ct140344999211584">
          <text:deletion>
            <office:change-info>
              <dc:creator>NSP</dc:creator>
              <dc:date>2016-11-17T16:12:00</dc:date>
            </office:change-info>
            <text:p text:style-name="Body"><text:span text:style-name="T1">’</text:span></text:p>
          </text:deletion>
        </text:changed-region>
        <text:changed-region xml:id="ct140344991717120" text:id="ct140344991717120">
          <text:insertion>
            <office:change-info>
              <dc:creator>NSP</dc:creator>
              <dc:date>2016-11-17T16:12:00</dc:date>
            </office:change-info>
          </text:insertion>
        </text:changed-region>
        <text:changed-region xml:id="ct140344999116096" text:id="ct140344999116096">
          <text:deletion>
            <office:change-info>
              <dc:creator>NSP</dc:creator>
              <dc:date>2016-11-17T16:12:00</dc:date>
            </office:change-info>
            <text:p text:style-name="Body"><text:span text:style-name="T1">’</text:span></text:p>
          </text:deletion>
        </text:changed-region>
        <text:changed-region xml:id="ct140344992122480" text:id="ct140344992122480">
          <text:insertion>
            <office:change-info>
              <dc:creator>NSP</dc:creator>
              <dc:date>2016-11-17T16:12:00</dc:date>
            </office:change-info>
          </text:insertion>
        </text:changed-region>
        <text:changed-region xml:id="ct140344992208608" text:id="ct140344992208608">
          <text:deletion>
            <office:change-info>
              <dc:creator>NSP</dc:creator>
              <dc:date>2016-11-17T16:12:00</dc:date>
            </office:change-info>
            <text:p text:style-name="CodeA"><text:span text:style-name="Literal">’</text:span></text:p>
          </text:deletion>
        </text:changed-region>
        <text:changed-region xml:id="ct140344992266464" text:id="ct140344992266464">
          <text:insertion>
            <office:change-info>
              <dc:creator>NSP</dc:creator>
              <dc:date>2016-11-17T16:12:00</dc:date>
            </office:change-info>
          </text:insertion>
        </text:changed-region>
        <text:changed-region xml:id="ct140344991784848" text:id="ct140344991784848">
          <text:deletion>
            <office:change-info>
              <dc:creator>NSP</dc:creator>
              <dc:date>2016-11-17T16:12:00</dc:date>
            </office:change-info>
            <text:p text:style-name="BodyFirst"><text:span text:style-name="Literal">’</text:span></text:p>
          </text:deletion>
        </text:changed-region>
        <text:changed-region xml:id="ct140344991924032" text:id="ct140344991924032">
          <text:insertion>
            <office:change-info>
              <dc:creator>NSP</dc:creator>
              <dc:date>2016-11-17T16:12:00</dc:date>
            </office:change-info>
          </text:insertion>
        </text:changed-region>
        <text:changed-region xml:id="ct140344991964336" text:id="ct140344991964336">
          <text:deletion>
            <office:change-info>
              <dc:creator>NSP</dc:creator>
              <dc:date>2016-11-17T16:12:00</dc:date>
            </office:change-info>
            <text:p text:style-name="BodyFirst"><text:span text:style-name="T1">’</text:span></text:p>
          </text:deletion>
        </text:changed-region>
        <text:changed-region xml:id="ct140344998949520" text:id="ct140344998949520">
          <text:insertion>
            <office:change-info>
              <dc:creator>NSP</dc:creator>
              <dc:date>2016-11-17T16:12:00</dc:date>
            </office:change-info>
          </text:insertion>
        </text:changed-region>
        <text:changed-region xml:id="ct140344998997344" text:id="ct140344998997344">
          <text:deletion>
            <office:change-info>
              <dc:creator>NSP</dc:creator>
              <dc:date>2016-11-17T16:12:00</dc:date>
            </office:change-info>
            <text:p text:style-name="BodyFirst"><text:span text:style-name="Literal">’</text:span></text:p>
          </text:deletion>
        </text:changed-region>
        <text:changed-region xml:id="ct140344991909856" text:id="ct140344991909856">
          <text:insertion>
            <office:change-info>
              <dc:creator>NSP</dc:creator>
              <dc:date>2016-11-17T16:12:00</dc:date>
            </office:change-info>
          </text:insertion>
        </text:changed-region>
        <text:changed-region xml:id="ct140344999500736" text:id="ct140344999500736">
          <text:deletion>
            <office:change-info>
              <dc:creator>NSP</dc:creator>
              <dc:date>2016-11-17T16:12:00</dc:date>
            </office:change-info>
            <text:p text:style-name="BodyFirst"><text:span text:style-name="EmphasisItalic"><text:span text:style-name="T1">’</text:span></text:span></text:p>
          </text:deletion>
        </text:changed-region>
        <text:changed-region xml:id="ct140344999260544" text:id="ct140344999260544">
          <text:insertion>
            <office:change-info>
              <dc:creator>NSP</dc:creator>
              <dc:date>2016-11-17T16:12:00</dc:date>
            </office:change-info>
          </text:insertion>
        </text:changed-region>
        <text:changed-region xml:id="ct140344998993360" text:id="ct140344998993360">
          <text:deletion>
            <office:change-info>
              <dc:creator>NSP</dc:creator>
              <dc:date>2016-11-17T16:12:00</dc:date>
            </office:change-info>
            <text:p text:style-name="BodyFirst"><text:span text:style-name="T1">’</text:span></text:p>
          </text:deletion>
        </text:changed-region>
        <text:changed-region xml:id="ct140344999096640" text:id="ct140344999096640">
          <text:insertion>
            <office:change-info>
              <dc:creator>NSP</dc:creator>
              <dc:date>2016-11-17T16:12:00</dc:date>
            </office:change-info>
          </text:insertion>
        </text:changed-region>
        <text:changed-region xml:id="ct140344999045936" text:id="ct140344999045936">
          <text:deletion>
            <office:change-info>
              <dc:creator>NSP</dc:creator>
              <dc:date>2016-11-17T16:12:00</dc:date>
            </office:change-info>
            <text:p text:style-name="BodyFirst"><text:span text:style-name="T1">’</text:span></text:p>
          </text:deletion>
        </text:changed-region>
        <text:changed-region xml:id="ct140344992938368" text:id="ct140344992938368">
          <text:insertion>
            <office:change-info>
              <dc:creator>NSP</dc:creator>
              <dc:date>2016-11-17T16:12:00</dc:date>
            </office:change-info>
          </text:insertion>
        </text:changed-region>
        <text:changed-region xml:id="ct140344993678800" text:id="ct140344993678800">
          <text:deletion>
            <office:change-info>
              <dc:creator>NSP</dc:creator>
              <dc:date>2016-11-17T16:12:00</dc:date>
            </office:change-info>
            <text:p text:style-name="BodyFirst"><text:span text:style-name="T1">’</text:span></text:p>
          </text:deletion>
        </text:changed-region>
        <text:changed-region xml:id="ct140344999932656" text:id="ct140344999932656">
          <text:insertion>
            <office:change-info>
              <dc:creator>NSP</dc:creator>
              <dc:date>2016-11-17T16:12:00</dc:date>
            </office:change-info>
          </text:insertion>
        </text:changed-region>
        <text:changed-region xml:id="ct140344998895744" text:id="ct140344998895744">
          <text:deletion>
            <office:change-info>
              <dc:creator>NSP</dc:creator>
              <dc:date>2016-11-17T16:12:00</dc:date>
            </office:change-info>
            <text:p text:style-name="BodyFirst"><text:span text:style-name="T1">’</text:span></text:p>
          </text:deletion>
        </text:changed-region>
        <text:changed-region xml:id="ct140344998801632" text:id="ct140344998801632">
          <text:insertion>
            <office:change-info>
              <dc:creator>NSP</dc:creator>
              <dc:date>2016-11-17T16:12:00</dc:date>
            </office:change-info>
          </text:insertion>
        </text:changed-region>
        <text:changed-region xml:id="ct140344998876304" text:id="ct140344998876304">
          <text:deletion>
            <office:change-info>
              <dc:creator>NSP</dc:creator>
              <dc:date>2016-11-17T16:12:00</dc:date>
            </office:change-info>
            <text:p text:style-name="CodeA"><text:span text:style-name="Literal">’</text:span></text:p>
          </text:deletion>
        </text:changed-region>
        <text:changed-region xml:id="ct140344993034496" text:id="ct140344993034496">
          <text:insertion>
            <office:change-info>
              <dc:creator>NSP</dc:creator>
              <dc:date>2016-11-17T16:12:00</dc:date>
            </office:change-info>
          </text:insertion>
        </text:changed-region>
        <text:changed-region xml:id="ct140344992262112" text:id="ct140344992262112">
          <text:deletion>
            <office:change-info>
              <dc:creator>NSP</dc:creator>
              <dc:date>2016-11-17T16:12:00</dc:date>
            </office:change-info>
            <text:p text:style-name="Body"><text:span text:style-name="T1">’</text:span></text:p>
          </text:deletion>
        </text:changed-region>
        <text:changed-region xml:id="ct140344992147792" text:id="ct140344992147792">
          <text:insertion>
            <office:change-info>
              <dc:creator>NSP</dc:creator>
              <dc:date>2016-11-17T16:12:00</dc:date>
            </office:change-info>
          </text:insertion>
        </text:changed-region>
        <text:changed-region xml:id="ct140345002114528" text:id="ct140345002114528">
          <text:deletion>
            <office:change-info>
              <dc:creator>NSP</dc:creator>
              <dc:date>2016-11-17T16:12:00</dc:date>
            </office:change-info>
            <text:p text:style-name="Body"><text:span text:style-name="T1">’</text:span></text:p>
          </text:deletion>
        </text:changed-region>
        <text:changed-region xml:id="ct140345002115936" text:id="ct140345002115936">
          <text:insertion>
            <office:change-info>
              <dc:creator>NSP</dc:creator>
              <dc:date>2016-11-17T16:12:00</dc:date>
            </office:change-info>
          </text:insertion>
        </text:changed-region>
        <text:changed-region xml:id="ct140345020800272" text:id="ct140345020800272">
          <text:deletion>
            <office:change-info>
              <dc:creator>NSP</dc:creator>
              <dc:date>2016-11-17T16:12:00</dc:date>
            </office:change-info>
            <text:p text:style-name="Body"><text:span text:style-name="T1">’</text:span></text:p>
          </text:deletion>
        </text:changed-region>
        <text:changed-region xml:id="ct140345020804400" text:id="ct140345020804400">
          <text:insertion>
            <office:change-info>
              <dc:creator>NSP</dc:creator>
              <dc:date>2016-11-17T16:12:00</dc:date>
            </office:change-info>
          </text:insertion>
        </text:changed-region>
        <text:changed-region xml:id="ct140345020819888" text:id="ct140345020819888">
          <text:deletion>
            <office:change-info>
              <dc:creator>NSP</dc:creator>
              <dc:date>2016-11-17T16:12:00</dc:date>
            </office:change-info>
            <text:p text:style-name="Body"><text:span text:style-name="T1">’</text:span></text:p>
          </text:deletion>
        </text:changed-region>
        <text:changed-region xml:id="ct140345020818480" text:id="ct140345020818480">
          <text:insertion>
            <office:change-info>
              <dc:creator>NSP</dc:creator>
              <dc:date>2016-11-17T16: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structs"/><text:span text:style-name="T1">Chapter 5</text:span></text:p>
      <text:p text:style-name="ChapterTitle"><text:span text:style-name="T1">Structs</text:span></text:p>
      <text:p text:style-name="BodyFirst"><text:span text:style-name="T1">A </text:span>struct<text:span text:style-name="T1">, short for </text:span><text:span text:style-name="EmphasisItalic"><text:span text:style-name="T1">structure</text:span></text:span><text:span text:style-name="T1">, is a custom data type that lets us name and package together multiple related values that make up a meaningful group. If you come from an object-oriented language, a </text:span>struct<text:span text:style-name="T1"> is like an object</text:span><text:change text:change-id="ct140345001269760"/><text:change-start text:change-id="ct140345001270560"/><text:span text:style-name="T1">’</text:span><text:change-end text:change-id="ct140345001270560"/><text:span text:style-name="T1">s data attributes. In the next section of this chapter, we</text:span><text:change text:change-id="ct140345001159472"/><text:change-start text:change-id="ct140345001160272"/><text:span text:style-name="T1">’</text:span><text:change-end text:change-id="ct140345001160272"/><text:span text:style-name="T1">ll talk about how to define m<text:tab/>ethods on our structs; methods are how you specify the </text:span><text:span text:style-name="EmphasisItalic"><text:span text:style-name="T1">behavior</text:span></text:span><text:span text:style-name="T1"> that goes along with a struct</text:span><text:change text:change-id="ct140345001200688"/><text:change-start text:change-id="ct140345001245120"/><text:span text:style-name="T1">’</text:span><text:change-end text:change-id="ct140345001245120"/><text:span text:style-name="T1">s data. The </text:span>struct<text:span text:style-name="T1"> and </text:span>enum<text:span text:style-name="T1"> (that we will talk about in Chapter 6) concepts are the building blocks for creating new types in your program</text:span><text:change text:change-id="ct140345001251680"/><text:change-start text:change-id="ct140345001252560"/><text:span text:style-name="T1">’</text:span><text:change-end text:change-id="ct140345001252560"/><text:span text:style-name="T1">s domain in order to take full advantage of Rust</text:span><text:change text:change-id="ct140345001254016"/><text:change-start text:change-id="ct140345001255024"/><text:span text:style-name="T1">’</text:span><text:change-end text:change-id="ct140345001255024"/><text:span text:style-name="T1">s compile-time type checking.</text:span></text:p>
      <text:p text:style-name="Body"><text:span text:style-name="T1">One way of thinking about structs is that they are similar to tuples that we talked about in Chapter 3. Like tuples, the pieces of a struct can be different types. Unlike tuples, we name each piece of data so that it</text:span><text:change text:change-id="ct140345001282864"/><text:change-start text:change-id="ct140345001283744"/><text:span text:style-name="T1">’</text:span><text:change-end text:change-id="ct140345001283744"/><text:span text:style-name="T1">s clearer what the values mean. Structs are more flexible as a result of these names: we don</text:span><text:change text:change-id="ct140345001287440"/><text:change-start text:change-id="ct140345001288320"/><text:span text:style-name="T1">’</text:span><text:change-end text:change-id="ct140345001288320"/><text:span text:style-name="T1">t have to rely on the order of the data to specify or access the values of an instance.</text:span></text:p>
      <text:p text:style-name="Body"><text:span text:style-name="T1">To define a struct, we enter the keyword </text:span>struct<text:span text:style-name="T1"> and give the whole struct a name. A struct</text:span><text:change text:change-id="ct140345001215152"/><text:change-start text:change-id="ct140345001277488"/><text:span text:style-name="T1">’</text:span><text:change-end text:change-id="ct140345001277488"/><text:span text:style-name="T1">s name should describe what the significance is of these pieces of data being grouped together. Then, inside curly braces, we define the names of the pieces of data, which we call </text:span><text:span text:style-name="EmphasisItalic"><text:span text:style-name="T1">fields</text:span></text:span><text:span text:style-name="T1">, and specify each field</text:span><text:change text:change-id="ct140345001126272"/><text:change-start text:change-id="ct140345001221584"/><text:span text:style-name="T1">’</text:span><text:change-end text:change-id="ct140345001221584"/><text:span text:style-name="T1">s type. For example, a struct to store information about a user account might look like:</text:span></text:p>
      <text:p text:style-name="CodeA">struct User {</text:p>
      <text:p text:style-name="CodeB"><text:s text:c="4"/>username: String,</text:p>
      <text:p text:style-name="CodeB"><text:s text:c="4"/>email: String,</text:p>
      <text:p text:style-name="CodeB"><text:s text:c="4"/>sign_in_count: u64,</text:p>
      <text:p text:style-name="CodeB"><text:s text:c="4"/>active: bool,</text:p>
      <text:p text:style-name="CodeC">}</text:p>
      <text:p text:style-name="Body"><text:span text:style-name="T1">To use a struct, we create an </text:span><text:span text:style-name="EmphasisItalic"><text:span text:style-name="T1">instance</text:span></text:span><text:span text:style-name="T1"> of that struct by specifying concrete values for each of the fields. Creating an instance is done by </text:span><text:change text:change-id="ct140344990359952"/><text:change text:change-id="ct140344990470000"/><text:span text:style-name="T1">stating the name of the struct, then curly braces with </text:span>key: value<text:span text:style-name="T1"> pairs inside it where the keys are the names of the fields and the values are the data we want to store in those fields. The fields don</text:span><text:change text:change-id="ct140344990360752"/><text:change-start text:change-id="ct140344990470512"/><text:span text:style-name="T1">’</text:span><text:change-end text:change-id="ct140344990470512"/><text:span text:style-name="T1">t have to be specified in the same order in which the struct declared them. In other words, the struct definition is like a general template for the type, and instances fill in that template with particular data to create values of the type. For example, we can declare a particular user like this:</text:span></text:p>
      <text:p text:style-name="CodeA"><text:soft-page-break/>let user1 = User {</text:p>
      <text:p text:style-name="CodeB"><text:s text:c="4"/>email: String::from("someone@example.com"),</text:p>
      <text:p text:style-name="CodeB"><text:s text:c="4"/>username: String::from("someusername123"),</text:p>
      <text:p text:style-name="CodeB"><text:s text:c="4"/>active: true,</text:p>
      <text:p text:style-name="CodeB"><text:s text:c="4"/>sign_in_count: 1,</text:p>
      <text:p text:style-name="CodeC">};</text:p>
      <text:p text:style-name="Body"><text:span text:style-name="T1">To get a particular value out of a struct, we can use dot notation. If we wanted just this user</text:span><text:change text:change-id="ct140345001304544"/><text:change-start text:change-id="ct140345001305952"/><text:span text:style-name="T1">’</text:span><text:change-end text:change-id="ct140345001305952"/><text:span text:style-name="T1">s email address, we can say </text:span><text:span text:style-name="Literal">user1.email</text:span><text:span text:style-name="T1">.</text:span></text:p>
      <text:p text:style-name="HeadA"><text:bookmark text:name="an-example-program"/><text:span text:style-name="T1">An Example Program</text:span></text:p>
      <text:p text:style-name="BodyFirst"><text:span text:style-name="T1">To understand when we might want to use structs, let</text:span><text:change text:change-id="ct140345001330928"/><text:change-start text:change-id="ct140345001329520"/><text:span text:style-name="T1">’</text:span><text:change-end text:change-id="ct140345001329520"/><text:span text:style-name="T1">s write a program that calculates the area of a rectangle. We</text:span><text:change text:change-id="ct140345001349232"/><text:change-start text:change-id="ct140345001350640"/><text:span text:style-name="T1">’</text:span><text:change-end text:change-id="ct140345001350640"/><text:span text:style-name="T1">ll start off with single variable bindings, then refactor our program until we</text:span><text:change text:change-id="ct140345001373168"/><text:change-start text:change-id="ct140345001367536"/><text:span text:style-name="T1">’</text:span><text:change-end text:change-id="ct140345001367536"/><text:span text:style-name="T1">re using </text:span>struct<text:span text:style-name="T1">s instead.</text:span></text:p>
      <text:p text:style-name="Body"><text:span text:style-name="T1">Let</text:span><text:change text:change-id="ct140345001374576"/><text:change-start text:change-id="ct140345001363312"/><text:span text:style-name="T1">’</text:span><text:change-end text:change-id="ct140345001363312"/><text:span text:style-name="T1">s make a new binary project with Cargo called </text:span><text:span text:style-name="EmphasisItalic"><text:span text:style-name="T1">rectangles</text:span></text:span><text:span text:style-name="T1"> that will take the length and width of a rectangle specified in pixels and will calculate the area of the rectangle. Here</text:span><text:change text:change-id="ct140345001408880"/><text:change-start text:change-id="ct140345001410288"/><text:span text:style-name="T1">’</text:span><text:change-end text:change-id="ct140345001410288"/><text:span text:style-name="T1">s a short program that has one way of doing just that to put into our project</text:span><text:change text:change-id="ct140345001435920"/><text:change-start text:change-id="ct140345001434512"/><text:span text:style-name="T1">’</text:span><text:change-end text:change-id="ct140345001434512"/><text:span text:style-name="T1">s </text:span><text:span text:style-name="EmphasisItalic">src/main.rs</text:span><text:span text:style-name="T1">:</text:span></text:p>
      <text:p text:style-name="Production_20_Directive"><text:span text:style-name="T1">Filename: src/main.rs</text:span></text:p>
      <text:p text:style-name="CodeA">fn main() {</text:p>
      <text:p text:style-name="CodeB"><text:s text:c="4"/>let length1 = 50;</text:p>
      <text:p text:style-name="CodeB"><text:s text:c="4"/>let width1 = 30;</text:p>
      <text:p text:style-name="CodeB"/>
      <text:p text:style-name="CodeB"><text:s text:c="4"/>println!(</text:p>
      <text:p text:style-name="CodeB"><text:s text:c="8"/>"The area of the rectangle is {} square pixels.",</text:p>
      <text:p text:style-name="CodeB"><text:s text:c="8"/>area(length1, width1)</text:p>
      <text:p text:style-name="CodeB"><text:s text:c="4"/>);</text:p>
      <text:p text:style-name="CodeB">}</text:p>
      <text:p text:style-name="CodeB"/>
      <text:p text:style-name="CodeB">fn area(length: u32, width: u32) -&gt; u32 {</text:p>
      <text:p text:style-name="CodeB"><text:s text:c="4"/>length * width</text:p>
      <text:p text:style-name="CodeB">}</text:p>
      <text:p text:style-name="Body"><text:span text:style-name="T1">Let</text:span><text:change text:change-id="ct140345001406064"/><text:change-start text:change-id="ct140344943250784"/><text:span text:style-name="T1">’</text:span><text:change-end text:change-id="ct140344943250784"/><text:span text:style-name="T1">s try running this program with </text:span>cargo run<text:span text:style-name="T1">:</text:span></text:p>
      <text:p text:style-name="CodeC">The area of the rectangle is 1500 square pixels.</text:p>
      <text:p text:style-name="HeadB"><text:bookmark text:name="refactoring-with-tuples"/><text:span text:style-name="T1">Refactoring with Tuples</text:span></text:p>
      <text:p text:style-name="BodyFirst"><text:soft-page-break/><text:span text:style-name="T1">Our little program works okay; it figures out the area of the rectangle by calling the </text:span>area<text:span text:style-name="T1"> function with each dimension. But we can do better. The length and the width are related to each other since together they describe one rectangle.</text:span></text:p>
      <text:p text:style-name="Body"><text:span text:style-name="T1">The issue with this method is evident in the signature of </text:span>area<text:span text:style-name="T1">:</text:span></text:p>
      <text:p text:style-name="CodeB">fn area(length: u32, width: u32) -&gt; u32 {</text:p>
      <text:p text:style-name="Body"><text:span text:style-name="T1">The area function is supposed to calculate the area of one rectangle, but our function takes two arguments. The arguments are related, but that</text:span><text:change text:change-id="ct140344992101440"/><text:change-start text:change-id="ct140344998791056"/><text:span text:style-name="T1">’</text:span><text:change-end text:change-id="ct140344998791056"/><text:span text:style-name="T1">s not expressed anywhere in our program itself. It would be more readable and more manageable to group length and width together.</text:span></text:p>
      <text:p text:style-name="Body"><text:span text:style-name="T1">We</text:span><text:change text:change-id="ct140344999378384"/><text:change-start text:change-id="ct140344992599808"/><text:span text:style-name="T1">’</text:span><text:change-end text:change-id="ct140344992599808"/><text:span text:style-name="T1">ve already discussed one way we might do that in Chapter 3: tuples. Here</text:span><text:change text:change-id="ct140344984049280"/><text:change-start text:change-id="ct140344999194048"/><text:span text:style-name="T1">’</text:span><text:change-end text:change-id="ct140344999194048"/><text:span text:style-name="T1">s a version of our program which uses tuples:</text:span></text:p>
      <text:p text:style-name="Production_20_Directive"><text:span text:style-name="T1">Filename: src/main.rs</text:span></text:p>
      <text:p text:style-name="CodeA">fn main() {</text:p>
      <text:p text:style-name="CodeB"><text:s text:c="4"/>let rect1 = (50, 30);</text:p>
      <text:p text:style-name="CodeB"/>
      <text:p text:style-name="CodeB"><text:s text:c="4"/>println!(</text:p>
      <text:p text:style-name="CodeB"><text:s text:c="8"/>"The area of the rectangle is {} square pixels.",</text:p>
      <text:p text:style-name="CodeB"><text:s text:c="8"/>area(rect1)</text:p>
      <text:p text:style-name="CodeB"><text:s text:c="4"/>);</text:p>
      <text:p text:style-name="CodeB">}</text:p>
      <text:p text:style-name="CodeB"/>
      <text:p text:style-name="CodeB">fn area(dimensions: (u32, u32)) -&gt; u32 {</text:p>
      <text:p text:style-name="CodeB"><text:s text:c="4"/>dimensions.0 * dimensions.1</text:p>
      <text:p text:style-name="CodeC">}</text:p>
      <text:p text:style-name="Body"><text:span text:style-name="T1">In one way, this is a little better. Tuples let us add a bit of structure, and we</text:span><text:change text:change-id="ct140345019517056"/><text:change-start text:change-id="ct140344997988640"/><text:span text:style-name="T1">’</text:span><text:change-end text:change-id="ct140344997988640"/><text:span text:style-name="T1">re now passing just one argument. But in another way this method less clear: tuples don</text:span><text:change text:change-id="ct140344998126288"/><text:change-start text:change-id="ct140344998349296"/><text:span text:style-name="T1">’</text:span><text:change-end text:change-id="ct140344998349296"/><text:span text:style-name="T1">t give names to their elements, so our calculation has gotten more confusing because we have to index into the parts of the tuple:</text:span></text:p>
      <text:p text:style-name="CodeSingle">dimensions.0 * dimensions.1</text:p>
      <text:p text:style-name="Body"><text:span text:style-name="T1">It doesn</text:span><text:change text:change-id="ct140344998403120"/><text:change-start text:change-id="ct140344998575520"/><text:span text:style-name="T1">’</text:span><text:change-end text:change-id="ct140344998575520"/><text:span text:style-name="T1">t matter if we mix up length and width for the area calculation, but if we were to draw the rectangle on the screen it would matter! We would have to remember that </text:span>length<text:span text:style-name="T1"> was the tuple index </text:span>0<text:span text:style-name="T1"> and </text:span>width<text:span text:style-name="T1"> was the tuple index </text:span>1<text:span text:style-name="T1">. If someone else was to work on this code, they would have to figure this out and remember it as well. It would be easy to forget or mix these values up and cause errors, since we haven</text:span><text:change text:change-id="ct140344991864032"/><text:change-start text:change-id="ct140344992154080"/><text:span text:style-name="T1">’</text:span><text:change-end text:change-id="ct140344992154080"/><text:span text:style-name="T1">t conveyed the meaning of our data in our code.</text:span></text:p>
      <text:p text:style-name="HeadB"><text:bookmark text:name="refactoring-with-structs:-adding-more-me"/><text:soft-page-break/><text:span text:style-name="T1">Refactoring with Structs: Adding More Meaning</text:span></text:p>
      <text:p text:style-name="BodyFirst"><text:span text:style-name="T1">Here is where we bring in </text:span>struct<text:span text:style-name="T1">s. We can transform our tuple into a data type with a name for the whole as well as names for the parts:</text:span></text:p>
      <text:p text:style-name="Production_20_Directive"><text:span text:style-name="T1">Filename: src/main.rs</text:span></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 text:c="8"/>"The area of the rectangle is {} square pixels.",</text:p>
      <text:p text:style-name="CodeB"><text:s text:c="8"/>area(&amp;rect1)</text:p>
      <text:p text:style-name="CodeB"><text:s text:c="4"/>);</text:p>
      <text:p text:style-name="CodeB">}</text:p>
      <text:p text:style-name="CodeB"/>
      <text:p text:style-name="CodeB">fn area(rectangle: &amp;Rectangle) -&gt; u32 {</text:p>
      <text:p text:style-name="CodeB"><text:s text:c="4"/>rectangle.length * rectangle.width</text:p>
      <text:p text:style-name="CodeC">}</text:p>
      <text:p text:style-name="Body"><text:span text:style-name="T1">Here we</text:span><text:change text:change-id="ct140344998123968"/><text:change-start text:change-id="ct140344993088256"/><text:span text:style-name="T1">’</text:span><text:change-end text:change-id="ct140344993088256"/><text:span text:style-name="T1">ve defined a </text:span>struct<text:span text:style-name="T1"> and given it the name </text:span>Rectangle<text:span text:style-name="T1">. Inside the </text:span><text:span text:style-name="Literal">{}</text:span><text:span text:style-name="T1"> we defined the fields to be </text:span>length<text:span text:style-name="T1"> and </text:span>width<text:span text:style-name="T1">, both of which have type </text:span><office:annotation office:name="__Annotation__956_1185859622"><dc:creator>eddyb</dc:creator><dc:date>2016-11-17T22:02:00</dc:date><loext:sender-initials>eddyb</loext:sender-initials><text:p>Here and in the following paragraphs, looks like “code highlighting” is missing.</text:p></office:annotation>u32<office:annotation-end office:name="__Annotation__956_1185859622"/><text:span text:style-name="T1">. Then in </text:span>main<text:span text:style-name="T1">, we create a particular instance of a </text:span>Rectangle<text:span text:style-name="T1"> that has a length of 50 and a width of 30.</text:span></text:p>
      <text:p text:style-name="Body"><text:span text:style-name="T1">Our </text:span>area<text:span text:style-name="T1"> function now takes one argument that we</text:span><text:change text:change-id="ct140345001520912"/><text:change-start text:change-id="ct140345001519504"/><text:span text:style-name="T1">’</text:span><text:change-end text:change-id="ct140345001519504"/><text:span text:style-name="T1">ve named </text:span>rectangle<text:span text:style-name="T1"> whose type is an immutable borrow of a struct </text:span>Rectangle<text:span text:style-name="T1"> instance. As we covered in Chapter 4, we want to borrow the struct rather than take ownership of it so that </text:span>main<text:span text:style-name="T1"> keeps its ownership and can continue using </text:span>rect1<text:span text:style-name="T1">, so that</text:span><text:change text:change-id="ct140345001584272"/><text:change-start text:change-id="ct140345001585680"/><text:span text:style-name="T1">’</text:span><text:change-end text:change-id="ct140345001585680"/><text:span text:style-name="T1">s why we have the </text:span>&amp;<text:span text:style-name="T1"> in the function signature and at the call site.</text:span></text:p>
      <text:p text:style-name="Body"><text:span text:style-name="T1">The </text:span>area<text:span text:style-name="T1"> function accesses the </text:span>length<text:span text:style-name="T1"> and </text:span>width<text:span text:style-name="T1"> fields of the </text:span>Rectangle <text:span text:style-name="T1">instance it got as an argument. Our function signature for </text:span>area<text:span text:style-name="T1"> now says exactly what we mean: calculate the area of a </text:span>Rectangle<text:span text:style-name="T1">, using its </text:span>length <text:span text:style-name="T1">and </text:span>width<text:span text:style-name="T1"> fields. This conveys that the length and width are related to each other, and gives descriptive names to the values rather than using the tuple index values of </text:span>0<text:span text:style-name="T1"> and </text:span>1<text:span text:style-name="T1">. This is a win for clarity.</text:span></text:p>
      <text:p text:style-name="HeadB"><text:bookmark text:name="adding-useful-functionality-with-derived"/><text:span text:style-name="T1">Adding Useful Functionality with Derived Traits</text:span></text:p>
      <text:p text:style-name="BodyFirst"><text:soft-page-break/><text:span text:style-name="T1">It</text:span><text:change text:change-id="ct140345001697936"/><text:change-start text:change-id="ct140345001695120"/><text:span text:style-name="T1">’</text:span><text:change-end text:change-id="ct140345001695120"/><text:span text:style-name="T1">d be nice to be able to print out an instance of our </text:span>Rectangle<text:span text:style-name="T1"> while we</text:span><text:change text:change-id="ct140345001724704"/><text:change-start text:change-id="ct140345001722640"/><text:span text:style-name="T1">’</text:span><text:change-end text:change-id="ct140345001722640"/><text:span text:style-name="T1">re debugging our program and see the values for all its fields. Let</text:span><text:change text:change-id="ct140345001741600"/><text:change-start text:change-id="ct140345001743008"/><text:span text:style-name="T1">’</text:span><text:change-end text:change-id="ct140345001743008"/><text:span text:style-name="T1">s try using the </text:span>println!<text:span text:style-name="T1"> macro as we have been and see what happens:</text:span></text:p>
      <text:p text:style-name="Production_20_Directive"><text:span text:style-name="T1">Filename: src/main.rs</text:span></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Body"><text:span text:style-name="T1">If we run this, we get an error with this core message:</text:span></text:p>
      <text:p text:style-name="CodeSingle">error: the trait bound `Rectangle: std::fmt::Display` is not satisfied</text:p>
      <text:p text:style-name="Body"><text:span text:style-name="T1">The </text:span><text:span text:style-name="Literal">println!</text:span><text:span text:style-name="T1"> macro can do many kinds of formatting, and by default, </text:span><text:span text:style-name="Literal">{}</text:span> <text:span text:style-name="T1">tells </text:span><text:span text:style-name="Literal">println!</text:span><text:span text:style-name="T1"> to use formatting known as </text:span><text:span text:style-name="Literal">Display</text:span><text:span text:style-name="T1">: output intended for direct end-user consumption. The primitive types we</text:span><text:change text:change-id="ct140345001766432"/><text:change-start text:change-id="ct140345001414512"/><text:span text:style-name="T1">’</text:span><text:change-end text:change-id="ct140345001414512"/><text:span text:style-name="T1">ve seen so far </text:span><text:span text:style-name="Literal"><text:span text:style-name="T1">impl</text:span></text:span><text:change text:change-id="ct140345001851056"/><text:change-start text:change-id="ct140345001846832"/><text:span text:style-name="Literal"><text:span text:style-name="T1">’</text:span></text:span><text:change-end text:change-id="ct140345001846832"/><text:span text:style-name="T1">ement </text:span><text:span text:style-name="Literal">Display</text:span><text:span text:style-name="T1"> by default, as there</text:span><text:change text:change-id="ct140345001855344"/><text:change-start text:change-id="ct140345001860944"/><text:span text:style-name="T1">’</text:span><text:change-end text:change-id="ct140345001860944"/><text:span text:style-name="T1">s only one way you</text:span><text:change text:change-id="ct140345001867984"/><text:change-start text:change-id="ct140345001866576"/><text:span text:style-name="T1">’</text:span><text:change-end text:change-id="ct140345001866576"/><text:span text:style-name="T1">d want to show a </text:span>1<text:span text:style-name="T1"> or any other primitive type to a user. But with structs, the way </text:span><text:span text:style-name="Literal">println!</text:span><text:span text:style-name="T1"> </text:span><text:change-start text:change-id="ct140345001898208"/><text:span text:style-name="T1">s</text:span><text:change-end text:change-id="ct140345001898208"/><text:change text:change-id="ct140345001895392"/><text:span text:style-name="T1">hould format the output is less clear as there are more display possibilities: Do you want commas or not? Do you want to print the struct </text:span><text:span text:style-name="Literal">{}</text:span><text:span text:style-name="T1">s? Should all the fields be shown? Because of this ambiguity, Rust doesn</text:span><text:change text:change-id="ct140345001932000"/><text:change-start text:change-id="ct140345001930592"/><text:span text:style-name="T1">’</text:span><text:change-end text:change-id="ct140345001930592"/><text:span text:style-name="T1">t try to guess what we want and structs do not have a provided </text:span><text:span text:style-name="Literal"><text:span text:style-name="T1">impl</text:span></text:span><text:change text:change-id="ct140345001955936"/><text:change-start text:change-id="ct140345001968608"/><text:span text:style-name="Literal"><text:span text:style-name="T1">’</text:span></text:span><text:change-end text:change-id="ct140345001968608"/><text:span text:style-name="T1">ementation of </text:span><text:span text:style-name="Literal">Display</text:span><text:span text:style-name="T1">.</text:span></text:p>
      <text:p text:style-name="Production_20_Directive"><text:span text:style-name="T1">If we keep reading the errors, though, we</text:span><text:change text:change-id="ct140345001970016"/><text:change-start text:change-id="ct140345001967200"/><text:span text:style-name="T1">’</text:span><text:change-end text:change-id="ct140345001967200"/><text:span text:style-name="T1">ll find this helpful note:</text:span></text:p>
      <text:p text:style-name="Note">Note: `Rectangle` cannot be formatted with the default formatter; try using <text:span text:style-name="Literal">:?</text:span> instead if you are using a format string</text:p>
      <text:p text:style-name="Body"><text:span text:style-name="T1">Let</text:span><text:change text:change-id="ct140345001981344"/><text:change-start text:change-id="ct140345002001936"/><text:span text:style-name="T1">’</text:span><text:change-end text:change-id="ct140345002001936"/><text:span text:style-name="T1">s try it! The </text:span>println!<text:span text:style-name="T1"> will now look like </text:span><text:span text:style-name="Literal">println!("rect1 is {:?}", rect1);</text:span><text:span text:style-name="T1">. Putting the specifier </text:span>:<text:span text:style-name="Literal">?</text:span><text:span text:style-name="T1"> Inside the </text:span><text:span text:style-name="Literal">{}</text:span><text:span text:style-name="T1"> tells </text:span>println!<text:span text:style-name="T1"> we want to use an output format called </text:span>Debug<text:span text:style-name="T1">. </text:span>Debug<text:span text:style-name="T1"> is a trait that enables us to print out our struct in a way that is useful for developers so that we can see its value while we are debugging our code.</text:span></text:p>
      <text:p text:style-name="Production_20_Directive"><text:span text:style-name="T1">Let</text:span><text:change text:change-id="ct140345002060400"/><text:change-start text:change-id="ct140345002058992"/><text:span text:style-name="T1">’</text:span><text:change-end text:change-id="ct140345002058992"/><text:span text:style-name="T1">s try running with this change and… drat. We still get an error:</text:span></text:p>
      <text:p text:style-name="CodeSingle"><text:soft-page-break/>error: the trait bound `Rectangle: std::fmt::Debug` is not satisfied</text:p>
      <text:p text:style-name="Production_20_Directive"><text:span text:style-name="T1">Again, though, the compliler has given us a helpful note!</text:span></text:p>
      <text:p text:style-name="Note">note: <text:span text:style-name="Literal">Rectangle</text:span> cannot be formatted using <text:span text:style-name="Literal">:?</text:span>; if it is defined in your crate, add <text:span text:style-name="Literal">#[derive(Debug)]</text:span> or manually <text:span text:style-name="Literal">impl</text:span><text:change text:change-id="ct140345002102416"/><text:change-start text:change-id="ct140345002106448"/><text:span text:style-name="Literal">’</text:span><text:change-end text:change-id="ct140345002106448"/>ement it</text:p>
      <text:p text:style-name="Body"><text:span text:style-name="T1">Rust </text:span><text:span text:style-name="EmphasisItalic"><text:span text:style-name="T1">does</text:span></text:span><text:span text:style-name="T1"> include functionality to print out debugging information, but we have to explicitly opt-in to having that functionality be available for our struct. To do that, we add the annotation </text:span><text:span text:style-name="Literal">#[derive(Debug)]</text:span><text:span text:style-name="T1"> just before our struct definition. Now our program looks like this:</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Body"><text:span text:style-name="T1">At this point, if we run this program, we won</text:span><text:change text:change-id="ct140345020011120"/><text:change-start text:change-id="ct140345002147744"/><text:span text:style-name="T1">’</text:span><text:change-end text:change-id="ct140345002147744"/><text:span text:style-name="T1">t get any errors and we</text:span><text:change text:change-id="ct140345020034096"/><text:change-start text:change-id="ct140345020036896"/><text:span text:style-name="T1">’</text:span><text:change-end text:change-id="ct140345020036896"/><text:span text:style-name="T1">ll see the following output:</text:span></text:p>
      <text:p text:style-name="CodeSingle">rect1 is Rectangle { length: 50, width: 30 }</text:p>
      <text:p text:style-name="Body"><text:span text:style-name="T1">Nice! </text:span><text:span text:style-name="T1"><office:annotation office:name="__Annotation__1987_1185859622"><dc:creator>eddyb</dc:creator><dc:date>2016-11-17T22:07:00</dc:date><loext:sender-initials>eddyb</loext:sender-initials><text:p>Would showing off the “pretty” {:#?} format here be useful?</text:p></office:annotation></text:span><text:span text:style-name="T1">It</text:span><text:change text:change-id="ct140345020038304"/><text:change-start text:change-id="ct140345020053792"/><text:span text:style-name="T1">’</text:span><text:change-end text:change-id="ct140345020053792"/><text:span text:style-name="T1">s not the prettiest output</text:span><office:annotation-end office:name="__Annotation__1987_1185859622"/><text:span text:style-name="T1">, but it shows the values of all the fields for this instance, which would definitely help during debugging. </text:span></text:p>
      <text:p text:style-name="Body"><text:span text:style-name="T1">There are a number of traits Rust has provided for us to use with the </text:span>derive <text:span text:style-name="T1">annotation that can add useful behavior to our custom types. Those traits and their behaviors are listed in Appendix XX. We</text:span><text:change text:change-id="ct140344992976752"/><text:change-start text:change-id="ct140344992389328"/><text:span text:style-name="T1">’</text:span><text:change-end text:change-id="ct140344992389328"/><text:span text:style-name="T1">ll be covering how to </text:span><text:span text:style-name="Literal"><text:span text:style-name="T1">impl</text:span></text:span><text:change text:change-id="ct140344999279760"/><text:change-start text:change-id="ct140344993100016"/><text:span text:style-name="Literal"><text:span text:style-name="T1">’</text:span></text:span><text:change-end text:change-id="ct140344993100016"/><text:span text:style-name="T1">ement these traits with custom behavior, as well as creating your own traits, in Chapter 10.</text:span></text:p>
      <text:p text:style-name="Body"><text:span text:style-name="T1">Our </text:span>area<text:span text:style-name="T1"> function is pretty specific—it only computes the area of rectangles. It would be nice to tie this behavior together more closely with our </text:span>Rectangle<text:span text:style-name="T1"> struct, since it</text:span><text:change text:change-id="ct140344993706864"/><text:change-start text:change-id="ct140344991192368"/><text:span text:style-name="T1">’</text:span><text:change-end text:change-id="ct140344991192368"/><text:span text:style-name="T1">s behavior that our </text:span>Rectangle<text:span text:style-name="T1"> type has specifically. Let</text:span><text:change text:change-id="ct140344999394992"/><text:change-start text:change-id="ct140344992813712"/><text:span text:style-name="T1">’</text:span><text:change-end text:change-id="ct140344992813712"/><text:span text:style-name="T1">s now look at how we can continue to refactor this code by turning the </text:span>area<text:span text:style-name="T1"> function into an </text:span>area<text:span text:style-name="T1"> </text:span><text:span text:style-name="EmphasisItalic"><text:span text:style-name="T1">method</text:span></text:span><text:span text:style-name="T1"> defined on our </text:span>Rectangle <text:span text:style-name="T1">type.</text:span></text:p>
      <text:p text:style-name="HeadA"><text:bookmark text:name="method-syntax"/><text:span text:style-name="T1">Method Syntax</text:span></text:p>
      <text:p text:style-name="BodyFirst"><text:soft-page-break/><text:span text:style-name="EmphasisItalic"><text:span text:style-name="T1">Methods</text:span></text:span><text:span text:style-name="T1"> are similar to functions: they</text:span><text:change text:change-id="ct140344992801968"/><text:change-start text:change-id="ct140344993711536"/><text:span text:style-name="T1">’</text:span><text:change-end text:change-id="ct140344993711536"/><text:span text:style-name="T1">re declared with the </text:span><text:span text:style-name="Literal">fn</text:span><text:span text:style-name="T1"> keyword and their name, they can take arguments and return values, and they contain some code that gets run when they</text:span><text:change text:change-id="ct140344939281408"/><text:change-start text:change-id="ct140344993304192"/><text:span text:style-name="T1">’</text:span><text:change-end text:change-id="ct140344993304192"/><text:span text:style-name="T1">re called from somewhere else. Methods are different from functions, however, because they</text:span><text:change text:change-id="ct140344991629456"/><text:change-start text:change-id="ct140344993583072"/><text:span text:style-name="T1">’</text:span><text:change-end text:change-id="ct140344993583072"/><text:span text:style-name="T1">re defined within the context of a struct (or an enum or a trait object, which we will cover in Chapters 6 and XX respectively), and their first argument is always </text:span>self<text:span text:style-name="T1">, which represents the instance of the struct that the method is being called on.</text:span></text:p>
      <text:p text:style-name="HeadB"><text:bookmark text:name="defining-methods"/><text:span text:style-name="T1">Defining Methods</text:span></text:p>
      <text:p text:style-name="BodyFirst"><text:span text:style-name="T1">Let</text:span><text:change text:change-id="ct140344999368480"/><text:change-start text:change-id="ct140344999468768"/><text:span text:style-name="T1">’</text:span><text:change-end text:change-id="ct140344999468768"/><text:span text:style-name="T1">s change our </text:span>area<text:span text:style-name="T1"> function that takes a </text:span>Rectangle<text:span text:style-name="T1"> instance as an argument and instead make an </text:span>area<text:span text:style-name="T1"> method defined on the </text:span>Rectangle<text:span text:style-name="T1"> struct:</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text:span text:style-name="Literal">impl</text:span><text:change text:change-id="ct140344992678928"/><text:change-start text:change-id="ct140344998994784"/><text:span text:style-name="Literal">’</text:span><text:change-end text:change-id="ct140344998994784"/> Rectangle {</text:p>
      <text:p text:style-name="CodeB"><text:s text:c="4"/>fn area(&amp;self) -&gt; u32 {</text:p>
      <text:p text:style-name="CodeB"><text:s text:c="8"/>self.length * self.width</text:p>
      <text:p text:style-name="CodeB"><text:s text:c="4"/>}</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 text:c="8"/>"The area of the rectangle is {} square pixels.",</text:p>
      <text:p text:style-name="CodeB"><text:s text:c="8"/>rect1.area()</text:p>
      <text:p text:style-name="CodeB"><text:s text:c="4"/>);</text:p>
      <text:p text:style-name="CodeC">}</text:p>
      <text:p text:style-name="Body"><text:span text:style-name="T1">In order to make the function be defined within the context of </text:span><text:span text:style-name="Literal">Rectangle</text:span><text:span text:style-name="T1">, we start an </text:span><text:span text:style-name="Literal">impl</text:span><text:change text:change-id="ct140345020035488"/><text:change-start text:change-id="ct140345002041472"/><text:span text:style-name="Literal">’</text:span><text:change-end text:change-id="ct140345002041472"/><text:span text:style-name="T1"> block (</text:span><text:span text:style-name="Literal">impl</text:span><text:change text:change-id="ct140345002127200"/><text:change-start text:change-id="ct140345020092128"/><text:span text:style-name="Literal">’</text:span><text:change-end text:change-id="ct140345020092128"/><text:span text:style-name="T1"> is short for </text:span><text:span text:style-name="Literal"><text:span text:style-name="T1">impl</text:span></text:span><text:change text:change-id="ct140345020097760"/><text:change-start text:change-id="ct140345020096352"/><text:span text:style-name="Literal"><text:span text:style-name="T1">’</text:span></text:span><text:change-end text:change-id="ct140345020096352"/><text:span text:style-name="EmphasisItalic"><text:span text:style-name="T1">ementation</text:span></text:span><text:span text:style-name="T1">). Then we move the function within the </text:span><text:span text:style-name="Literal">impl</text:span><text:change text:change-id="ct140345020102048"/><text:change-start text:change-id="ct140345020111888"/><text:span text:style-name="Literal">’</text:span><text:change-end text:change-id="ct140345020111888"/><text:span text:style-name="T1"> curly braces, and change the first (and in this case, only) argument to be </text:span>self<text:span text:style-name="T1"> in the signature and everywhere within the body. Then in </text:span>main<text:span text:style-name="T1"> where we called the </text:span>area<text:span text:style-name="T1"> function and passed </text:span><text:span text:style-name="Literal">rect1</text:span><text:span text:style-name="T1"> as an argument, we can instead use </text:span><text:span text:style-name="EmphasisItalic"><text:span text:style-name="T1">method syntax</text:span></text:span><text:span text:style-name="T1"> to call the </text:span>area<text:span text:style-name="T1"> method on our </text:span>Rectangle<text:span text:style-name="T1"> instance.</text:span></text:p>
      <text:p text:style-name="Body"><text:soft-page-break/><text:span text:style-name="T1">In the signature for </text:span>area<text:span text:style-name="T1">, we get to use </text:span><text:span text:style-name="Literal">&amp;self</text:span><text:span text:style-name="T1"> instead of </text:span>rectangle: <text:span text:style-name="Literal">&amp;Rectangle</text:span><text:span text:style-name="T1"> because Rust knows the type of </text:span>self<text:span text:style-name="T1"> is </text:span><text:span text:style-name="Literal">Rectangle</text:span><text:span text:style-name="T1"> due to this method being inside the </text:span><text:span text:style-name="Literal">impl</text:span><text:change text:change-id="ct140345020225008"/><text:change-start text:change-id="ct140345020223600"/><text:span text:style-name="Literal">’</text:span><text:change-end text:change-id="ct140345020223600"/> Rectangle<text:span text:style-name="T1"> context. Note we still need to have the </text:span><text:span text:style-name="Literal">&amp;</text:span><text:span text:style-name="T1"> before </text:span>self<text:span text:style-name="T1">, just like we had </text:span><text:span text:style-name="Literal">&amp;Rectangle</text:span><text:span text:style-name="T1">. Methods can choose to take ownership of </text:span>self<text:span text:style-name="T1">, borrow </text:span>self<text:span text:style-name="T1"> immutably as we</text:span><text:change text:change-id="ct140345020271040"/><text:change-start text:change-id="ct140345020269632"/><text:span text:style-name="T1">’</text:span><text:change-end text:change-id="ct140345020269632"/><text:span text:style-name="T1">ve done here, or borrow </text:span>self<text:span text:style-name="T1"> mutably, just like any other argument.</text:span></text:p>
      <text:p text:style-name="Body"><text:span text:style-name="T1">We</text:span><text:change text:change-id="ct140345020279488"/><text:change-start text:change-id="ct140345020278080"/><text:span text:style-name="T1">’</text:span><text:change-end text:change-id="ct140345020278080"/><text:span text:style-name="T1">ve chosen </text:span><text:span text:style-name="Literal">&amp;self</text:span><text:span text:style-name="T1"> here for the same reason we used </text:span><text:span text:style-name="Literal">&amp;Rectangle</text:span><text:span text:style-name="T1"> in the function version: we don</text:span><text:change text:change-id="ct140344999188064"/><text:change-start text:change-id="ct140344993017808"/><text:span text:style-name="T1">’</text:span><text:change-end text:change-id="ct140344993017808"/><text:span text:style-name="T1">t want to take ownership, and we just want to be able to read the data in the struct, not write to it. If we wanted to be able to change the instance that we</text:span><text:change text:change-id="ct140344999459200"/><text:change-start text:change-id="ct140344999357072"/><text:span text:style-name="T1">’</text:span><text:change-end text:change-id="ct140344999357072"/><text:span text:style-name="T1">ve called the method on as part of what the method does, we</text:span><text:change text:change-id="ct140345020324736"/><text:change-start text:change-id="ct140345020326144"/><text:span text:style-name="T1">’</text:span><text:change-end text:change-id="ct140345020326144"/><text:span text:style-name="T1">d put </text:span><text:span text:style-name="Literal">&amp;mut</text:span> self<text:span text:style-name="T1"> as the first argument instead. Having a method that takes ownership of the instance by having just </text:span>self<text:span text:style-name="T1"> as the first argument is rarer; this is usually used when the method transforms </text:span>self<text:span text:style-name="T1"> into something else and we want to prevent the caller from using the original instance after the transformation.</text:span></text:p>
      <text:p text:style-name="Body"><text:span text:style-name="T1">The main benefit of using methods over functions, in addition to getting to use method syntax and not having to repeat the type of </text:span>self<text:span text:style-name="T1"> in every method</text:span><text:change text:change-id="ct140345020389312"/><text:change-start text:change-id="ct140345020387904"/><text:span text:style-name="T1">’</text:span><text:change-end text:change-id="ct140345020387904"/><text:span text:style-name="T1">s signature, is for organization. We</text:span><text:change text:change-id="ct140345020397760"/><text:change-start text:change-id="ct140345020399168"/><text:span text:style-name="T1">’</text:span><text:change-end text:change-id="ct140345020399168"/><text:span text:style-name="T1">ve put all the things we can do with an instance of a type together in one </text:span><text:span text:style-name="Literal">impl</text:span><text:change text:change-id="ct140345020424512"/><text:change-start text:change-id="ct140345020421696"/><text:span text:style-name="Literal">’</text:span><text:change-end text:change-id="ct140345020421696"/><text:span text:style-name="T1"> block, rather than make future users of our code search for capabilities of </text:span>Rectangle<text:span text:style-name="T1"> all over the place.</text:span></text:p>
      <text:p text:style-name="Production_20_Directive"><text:span text:style-name="T1">PROD: START BOX</text:span></text:p>
      <text:p text:style-name="HeadB"><text:bookmark text:name="where's-the-`-&gt;`-operator?"/><text:span text:style-name="T1">Where</text:span><text:change text:change-id="ct140345020437184"/><text:change-start text:change-id="ct140345020440000"/><text:span text:style-name="T1">’</text:span><text:change-end text:change-id="ct140345020440000"/><text:span text:style-name="T1">s the </text:span>-&gt;<text:span text:style-name="T1"> Operator?</text:span></text:p>
      <text:p text:style-name="BodyFirst"><text:span text:style-name="T1">In languages like C++, there are two different operators for calling methods: if you</text:span><text:change text:change-id="ct140345020470240"/><text:change-start text:change-id="ct140345020468832"/><text:span text:style-name="T1">’</text:span><text:change-end text:change-id="ct140345020468832"/><text:span text:style-name="T1">re calling a method on the object directly, and </text:span><text:span text:style-name="Literal">-&gt;</text:span><text:span text:style-name="T1"> if you</text:span><text:change text:change-id="ct140345020485728"/><text:change-start text:change-id="ct140345020484320"/><text:span text:style-name="T1">’</text:span><text:change-end text:change-id="ct140345020484320"/><text:span text:style-name="T1">re calling the method on a pointer to the object and thus need to dereference the pointer first. In other words, if </text:span>object<text:span text:style-name="T1"> is a pointer, </text:span><text:span text:style-name="Literal">object-&gt;something()</text:span> <text:span text:style-name="T1">is like </text:span><text:span text:style-name="Literal">(*object).something()</text:span><text:span text:style-name="T1">.</text:span></text:p>
      <text:p text:style-name="Body"><text:span text:style-name="T1">Rust doesn</text:span><text:change text:change-id="ct140345020525152"/><text:change-start text:change-id="ct140345020523744"/><text:span text:style-name="T1">’</text:span><text:change-end text:change-id="ct140345020523744"/><text:span text:style-name="T1">t have an equivalent to the </text:span><text:span text:style-name="Literal">-&gt;</text:span><text:span text:style-name="T1"> operator; instead, Rust has a feature called </text:span><text:span text:style-name="EmphasisItalic"><text:span text:style-name="T1">automatic referencing and dereferencing</text:span></text:span><text:span text:style-name="T1">. Calling methods is one of the few places in Rust that has behavior like this.</text:span></text:p>
      <text:p text:style-name="Body"><text:span text:style-name="T1">Here</text:span><text:change text:change-id="ct140345020544016"/><text:change-start text:change-id="ct140345020542608"/><text:span text:style-name="T1">’</text:span><text:change-end text:change-id="ct140345020542608"/><text:span text:style-name="T1">s how it works: when you call a method with </text:span><text:span text:style-name="Literal">object.something()</text:span><text:span text:style-name="T1">, Rust will automatically add in </text:span><text:span text:style-name="Literal">&amp;</text:span><text:span text:style-name="T1">, </text:span><text:span text:style-name="Literal">&amp;mut</text:span><text:span text:style-name="T1">, or </text:span><text:span text:style-name="Literal">*</text:span><text:span text:style-name="T1"> so that </text:span>object<text:span text:style-name="T1"> matches the signature of the method. In other words, these are the same:</text:span></text:p>
      <text:p text:style-name="CodeA">p1.distance(&amp;p2);</text:p>
      <text:p text:style-name="CodeC">(&amp;p1).distance(&amp;p2);</text:p>
      <text:p text:style-name="Body"><text:soft-page-break/><text:span text:style-name="T1">The first one looks much, much cleaner. This automatic referencing behavior works because methods have a clear receiver — the type of </text:span>self<text:span text:style-name="T1">. Given the receiver and name of a method, Rust can figure out definitively whether the method is just reading (so needs </text:span><text:span text:style-name="Literal">&amp;self</text:span><text:span text:style-name="T1">), mutating (so </text:span><text:span text:style-name="Literal">&amp;mut self</text:span><text:span text:style-name="T1">), or consuming (so </text:span><text:span text:style-name="Literal">self</text:span><text:span text:style-name="T1">). The fact that Rust makes borrowing </text:span><text:span text:style-name="Literal"><text:span text:style-name="T1">impl</text:span></text:span><text:change text:change-id="ct140345020648304"/><text:change-start text:change-id="ct140345020653936"/><text:span text:style-name="Literal"><text:span text:style-name="T1">’</text:span></text:span><text:change-end text:change-id="ct140345020653936"/><text:span text:style-name="T1">icit</text:span><text:bookmark text:name="_GoBack"/><text:span text:style-name="T1"> for method receivers is a big part of making ownership ergonomic in practice.</text:span></text:p>
      <text:p text:style-name="Production_20_Directive"><text:span text:style-name="T1">PROD: END BOX</text:span></text:p>
      <text:p text:style-name="HeadB"><text:bookmark text:name="methods-with-more-arguments"/><text:span text:style-name="T1">Methods with More Arguments</text:span></text:p>
      <text:p text:style-name="BodyFirst"><text:span text:style-name="T1">Let</text:span><text:change text:change-id="ct140345020649712"/><text:change-start text:change-id="ct140345020639856"/><text:span text:style-name="T1">’</text:span><text:change-end text:change-id="ct140345020639856"/><text:span text:style-name="T1">s practice some more with methods by </text:span><text:span text:style-name="Literal"><text:span text:style-name="T1">impl</text:span></text:span><text:change text:change-id="ct140345020675776"/><text:change-start text:change-id="ct140345020674368"/><text:span text:style-name="Literal"><text:span text:style-name="T1">’</text:span></text:span><text:change-end text:change-id="ct140345020674368"/><text:span text:style-name="T1">ementing a second method on our </text:span><text:span text:style-name="Literal">Rectangle</text:span><text:span text:style-name="T1"> struct. This time, we</text:span><text:change text:change-id="ct140345020695520"/><text:change-start text:change-id="ct140345020696928"/><text:span text:style-name="T1">’</text:span><text:change-end text:change-id="ct140345020696928"/><text:span text:style-name="T1">d like for an instance of </text:span><text:span text:style-name="Literal">Rectangle</text:span><text:span text:style-name="T1"> to take another instance of </text:span><text:span text:style-name="Literal">Rectangle</text:span><text:span text:style-name="T1"> and return </text:span>true<text:span text:style-name="T1"> if the second rectangle could fit completely within </text:span>self<text:span text:style-name="T1"> and </text:span>false<text:span text:style-name="T1"> if it would not. That is, if we run this code:</text:span></text:p>
      <text:p text:style-name="CodeA">fn main() {</text:p>
      <text:p text:style-name="CodeB"><text:s text:c="4"/>let rect1 = Rectangle { length: 50, width: 30 };</text:p>
      <text:p text:style-name="CodeB"><text:s text:c="4"/>let rect2 = Rectangle { length: 40, width: 10 };</text:p>
      <text:p text:style-name="CodeB"><text:s text:c="4"/>let rect3 = Rectangle { length: 45, width: 60 };</text:p>
      <text:p text:style-name="CodeB"/>
      <text:p text:style-name="CodeB"><text:s text:c="4"/>println!("Can rect1 hold rect2? {}", rect1.can_hold(&amp;rect2));</text:p>
      <text:p text:style-name="CodeB"><text:s text:c="4"/>println!("Can rect1 hold rect3? {}", rect1.can_hold(&amp;rect3));</text:p>
      <text:p text:style-name="CodeC">}</text:p>
      <text:p text:style-name="Body"><text:span text:style-name="T1">We want to see this output, since both of </text:span><text:span text:style-name="Literal">rect2</text:span><text:change text:change-id="ct140344993721184"/><text:change-start text:change-id="ct140344993083440"/><text:span text:style-name="T1">’</text:span><text:change-end text:change-id="ct140344993083440"/><text:span text:style-name="T1">s dimensions are smaller than </text:span><text:span text:style-name="Literal">rect1</text:span><text:change text:change-id="ct140344992768656"/><text:change-start text:change-id="ct140344993679344"/><text:span text:style-name="T1">’</text:span><text:change-end text:change-id="ct140344993679344"/><text:span text:style-name="T1">s, but </text:span><text:span text:style-name="Literal">rect3</text:span><text:span text:style-name="T1"> is wider than </text:span><text:span text:style-name="Literal">rect1</text:span><text:span text:style-name="T1">:</text:span></text:p>
      <text:p text:style-name="CodeA">Can rect1 hold rect2? true</text:p>
      <text:p text:style-name="CodeC">Can rect1 hold rect3? false</text:p>
      <text:p text:style-name="Body"><text:span text:style-name="T1">We know we want to define a method, so it will be within the </text:span><text:span text:style-name="Literal">impl</text:span><text:change text:change-id="ct140344993513456"/><text:change-start text:change-id="ct140344992955872"/><text:span text:style-name="Literal">’</text:span><text:change-end text:change-id="ct140344992955872"/> Rectangle <text:span text:style-name="T1">block. The method name will be </text:span><text:span text:style-name="Literal">can_hold</text:span><text:span text:style-name="T1">, and it will take an immutable borrow of another </text:span>Rectangle<text:span text:style-name="T1"> as an argument. We can tell what the type of the argument will be by looking at a call site: </text:span><text:span text:style-name="Literal">rect1.can_hold(&amp;rect2)</text:span><text:span text:style-name="T1"> passes in </text:span><text:span text:style-name="Literal">&amp;rect2</text:span><text:span text:style-name="T1">, which is an immutable borrow to </text:span><text:span text:style-name="Literal">rect2</text:span><text:span text:style-name="T1">, an instance of </text:span><text:span text:style-name="Literal">Rectangle</text:span><text:span text:style-name="T1">. This makes sense, since we only need to read </text:span><text:span text:style-name="Literal">rect2</text:span><text:span text:style-name="T1"> (rather than write, which would mean we</text:span><text:change text:change-id="ct140344999108160"/><text:change-start text:change-id="ct140344999146832"/><text:span text:style-name="T1">’</text:span><text:change-end text:change-id="ct140344999146832"/><text:span text:style-name="T1">d need a mutable borrow) and we want </text:span>main<text:span text:style-name="T1"> to keep ownership of </text:span><text:span text:style-name="Literal">rect2</text:span><text:span text:style-name="T1"> so that we could use it again after calling this method. The return value of </text:span><text:span text:style-name="Literal">can_hold</text:span><text:span text:style-name="T1"> will be a boolean, and the </text:span><text:span text:style-name="Literal"><text:span text:style-name="T1">impl</text:span></text:span><text:change text:change-id="ct140344998764016"/><text:change-start text:change-id="ct140344993058752"/><text:span text:style-name="Literal"><text:span text:style-name="T1">’</text:span></text:span><text:change-end text:change-id="ct140344993058752"/><text:span text:style-name="T1">ementation will check to see if </text:span>self<text:change text:change-id="ct140344999211584"/><text:change-start text:change-id="ct140344991717120"/><text:span text:style-name="T1">’</text:span><text:change-end text:change-id="ct140344991717120"/><text:span text:style-name="T1">s length and width are both greater than the length and width of the other </text:span><text:span text:style-name="Literal">Rectangle</text:span><text:span text:style-name="T1">, respectively. Let</text:span><text:change text:change-id="ct140344999116096"/><text:change-start text:change-id="ct140344992122480"/><text:span text:style-name="T1">’</text:span><text:change-end text:change-id="ct140344992122480"/><text:span text:style-name="T1">s write that code!</text:span></text:p>
      <text:p text:style-name="CodeA"><text:soft-page-break/><text:span text:style-name="Literal">impl</text:span><text:change text:change-id="ct140344992208608"/><text:change-start text:change-id="ct140344992266464"/><text:span text:style-name="Literal">’</text:span><text:change-end text:change-id="ct140344992266464"/> Rectangle {</text:p>
      <text:p text:style-name="CodeB"><text:s text:c="4"/>fn area(&amp;self) -&gt; u32 {</text:p>
      <text:p text:style-name="CodeB"><text:s text:c="8"/>self.length * self.width</text:p>
      <text:p text:style-name="CodeB"><text:s text:c="4"/>}</text:p>
      <text:p text:style-name="CodeB"/>
      <text:p text:style-name="CodeB"><text:s text:c="4"/>fn can_hold(&amp;self, other: &amp;Rectangle) -&gt; bool {</text:p>
      <text:p text:style-name="CodeB"><text:s text:c="8"/>self.length &gt; other.length &amp;&amp; self.width &gt; other.width</text:p>
      <text:p text:style-name="CodeB"><text:s text:c="4"/>}</text:p>
      <text:p text:style-name="CodeC">}</text:p>
      <text:p text:style-name="Body"><text:span text:style-name="T1">If we run this with the </text:span>main<text:span text:style-name="T1"> from earlier, we will get our desired output! Methods can take multiple arguments that we add to the signature after the </text:span>self<text:span text:style-name="T1"> parameter, and those arguments work just like arguments in functions do.</text:span></text:p>
      <text:p text:style-name="HeadB"><text:bookmark text:name="associated-functions"/><text:span text:style-name="T1">Associated Functions</text:span></text:p>
      <text:p text:style-name="BodyFirst"><text:span text:style-name="T1">One more useful feature of </text:span><text:span text:style-name="Literal">impl</text:span><text:change text:change-id="ct140344991784848"/><text:change-start text:change-id="ct140344991924032"/><text:span text:style-name="Literal">’</text:span><text:change-end text:change-id="ct140344991924032"/><text:span text:style-name="T1"> blocks: we</text:span><text:change text:change-id="ct140344991964336"/><text:change-start text:change-id="ct140344998949520"/><text:span text:style-name="T1">’</text:span><text:change-end text:change-id="ct140344998949520"/><text:span text:style-name="T1">re allowed to define functions within </text:span><text:span text:style-name="Literal">impl</text:span><text:change text:change-id="ct140344998997344"/><text:change-start text:change-id="ct140344991909856"/><text:span text:style-name="Literal">’</text:span><text:change-end text:change-id="ct140344991909856"/><text:span text:style-name="T1"> blocks that </text:span><text:span text:style-name="EmphasisItalic"><text:span text:style-name="T1">don</text:span></text:span><text:change text:change-id="ct140344999500736"/><text:change-start text:change-id="ct140344999260544"/><text:span text:style-name="EmphasisItalic"><text:span text:style-name="T1">’</text:span></text:span><text:change-end text:change-id="ct140344999260544"/><text:span text:style-name="EmphasisItalic"><text:span text:style-name="T1">t</text:span></text:span><text:span text:style-name="T1"> take </text:span>self<text:span text:style-name="T1"> as a parameter. These are called </text:span><text:span text:style-name="EmphasisItalic"><text:span text:style-name="T1">associated functions</text:span></text:span><text:span text:style-name="T1">, since they</text:span><text:change text:change-id="ct140344998993360"/><text:change-start text:change-id="ct140344999096640"/><text:span text:style-name="T1">’</text:span><text:change-end text:change-id="ct140344999096640"/><text:span text:style-name="T1">re associated with the struct. They</text:span><text:change text:change-id="ct140344999045936"/><text:change-start text:change-id="ct140344992938368"/><text:span text:style-name="T1">’</text:span><text:change-end text:change-id="ct140344992938368"/><text:span text:style-name="T1">re still functions though, not methods, since they don</text:span><text:change text:change-id="ct140344993678800"/><text:change-start text:change-id="ct140344999932656"/><text:span text:style-name="T1">’</text:span><text:change-end text:change-id="ct140344999932656"/><text:span text:style-name="T1">t have an instance of the struct to work with. You</text:span><text:change text:change-id="ct140344998895744"/><text:change-start text:change-id="ct140344998801632"/><text:span text:style-name="T1">’</text:span><text:change-end text:change-id="ct140344998801632"/><text:span text:style-name="T1">ve already used an associated function: </text:span><text:span text:style-name="Literal">String::from</text:span><text:span text:style-name="T1">.</text:span></text:p>
      <text:p text:style-name="Body"><text:span text:style-name="T1">Associated functions are often used for constructors that will return a new instance of the struct. For example, we could provide an associated function that would take one dimension argument and use that as both length and width, thus making it easier to create a square </text:span>Rectangle<text:span text:style-name="T1"> rather than having to specify the same value twice:</text:span></text:p>
      <text:p text:style-name="CodeA"><text:span text:style-name="Literal">impl</text:span><text:change text:change-id="ct140344998876304"/><text:change-start text:change-id="ct140344993034496"/><text:span text:style-name="Literal">’</text:span><text:change-end text:change-id="ct140344993034496"/> Rectangle {</text:p>
      <text:p text:style-name="CodeB"><text:s text:c="4"/>fn square(size: u32) -&gt; Rectangle {</text:p>
      <text:p text:style-name="CodeB"><text:s text:c="8"/>Rectangle { length: size, width: size }</text:p>
      <text:p text:style-name="CodeB"><text:s text:c="4"/>}</text:p>
      <text:p text:style-name="CodeC">}</text:p>
      <text:p text:style-name="Body"><text:span text:style-name="T1">To call this associated function, we use the </text:span>::<text:span text:style-name="T1"> syntax with the struct name: </text:span><text:span text:style-name="Literal">let sq = Rectange::square(3);</text:span><text:span text:style-name="T1">, for example. It</text:span><text:change text:change-id="ct140344992262112"/><text:change-start text:change-id="ct140344992147792"/><text:span text:style-name="T1">’</text:span><text:change-end text:change-id="ct140344992147792"/><text:span text:style-name="T1">s kind of this function is namespaced by the struct: the </text:span><text:span text:style-name="Literal">::</text:span><text:span text:style-name="T1"> syntax is used for both associated functions and </text:span><text:span text:style-name="T1"><office:annotation office:name="__Annotation__4354_1185859622"><dc:creator>eddyb</dc:creator><dc:date>2016-11-17T22:12:00</dc:date><loext:sender-initials>eddyb</loext:sender-initials><text:p>Coming from C++ this might create confusion (as the only thing close to a module there is “namespace”), but if you plan to use the word throughout and maybe disambiguate the C++ “connection” in Chapter 7 it’s fine. </text:p></office:annotation></text:span><text:span text:style-name="T1">namespaces created by modules</text:span><office:annotation-end office:name="__Annotation__4354_1185859622"/><text:span text:style-name="T1">, which we</text:span><text:change text:change-id="ct140345002114528"/><text:change-start text:change-id="ct140345002115936"/><text:span text:style-name="T1">’</text:span><text:change-end text:change-id="ct140345002115936"/><text:span text:style-name="T1">ll learn about in Chapter 7.</text:span></text:p>
      <text:p text:style-name="HeadA"><text:bookmark text:name="summary"/><text:span text:style-name="T1">Summary</text:span></text:p>
      <text:p text:style-name="BodyFirst"><text:soft-page-break/><text:span text:style-name="T1">Structs let us create custom types that are meaningful for our domain. By using structs, we can keep associated pieces of data connected to each other and name each piece to make our code clear. Methods let us specify the behavior that instances of our structs have, and associated functions let us namespace functionality that is particular to our struct without having an instance available.</text:span></text:p>
      <text:p text:style-name="Body"><text:span text:style-name="T1">Structs aren</text:span><text:change text:change-id="ct140345020800272"/><text:change-start text:change-id="ct140345020804400"/><text:span text:style-name="T1">’</text:span><text:change-end text:change-id="ct140345020804400"/><text:span text:style-name="T1">t the only way we can create custom types, though; let</text:span><text:change text:change-id="ct140345020819888"/><text:change-start text:change-id="ct140345020818480"/><text:span text:style-name="T1">’</text:span><text:change-end text:change-id="ct140345020818480"/><text:span text:style-name="T1">s turn to the </text:span>enum<text:span text:style-name="T1"> feature of Rust and add another tool to our tool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style:font-name-asian="Times New Roman1" style:font-family-asian="'Times New Roman'" style:font-family-generic-asian="system" style:font-pitch-asian="variable" style:font-size-asian="2pt" style:font-name-complex="NewBaskerville1" style:font-family-complex="NewBaskerville" style:font-family-generic-complex="system" style:font-pitch-complex="variable" style:font-size-complex="2pt"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style:font-name-asian="Times New Roman1" style:font-family-asian="'Times New Roman'" style:font-family-generic-asian="system" style:font-pitch-asian="variable" style:font-size-asian="10pt" style:font-name-complex="Futura-Heavy1" style:font-family-complex="Futura-Heavy" style:font-family-generic-complex="system" style:font-pitch-complex="variable" style:font-size-complex="8pt"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style:font-family-complex="Times" style:font-family-generic-complex="system" style:font-pitch-complex="variable" style:font-size-complex="16pt"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ist_20_2" style:display-name="List 2" style:family="paragraph" style:parent-style-name="Standard" style:default-outline-level="" style:class="list">
      <style:paragraph-properties fo:margin-left="0.5in" fo:margin-right="0in" fo:text-indent="-0.25in" style:auto-text-indent="false"/>
    </style:style>
    <style:style style:name="List_20_3" style:display-name="List 3" style:family="paragraph" style:parent-style-name="Standard" style:default-outline-level="" style:class="list">
      <style:paragraph-properties fo:margin-left="0.75in" fo:margin-right="0in" fo:text-indent="-0.25in" style:auto-text-indent="false"/>
    </style:style>
    <style:style style:name="List_20_4" style:display-name="List 4" style:family="paragraph" style:parent-style-name="Standard" style:default-outline-level="" style:class="list">
      <style:paragraph-properties fo:margin-left="1in" fo:margin-right="0in" fo:text-indent="-0.25in" style:auto-text-indent="false"/>
    </style:style>
    <style:style style:name="List_20_5" style:display-name="List 5" style:family="paragraph" style:parent-style-name="Standard" style:default-outline-level="" style:class="list">
      <style:paragraph-properties fo:margin-left="1.25in" fo:margin-right="0in" fo:text-indent="-0.25in"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Futura-Book" fo:font-family="Futura-Book"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style:font-name="Futura-Book" fo:font-family="Futura-Book"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 style:family="text">
      <style:text-properties fo:font-style="italic" style:font-style-asian="italic" style:font-style-complex="italic"/>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llowedHyperlink" style:family="text">
      <style:text-properties fo:color="#800080" style:text-underline-style="solid" style:text-underline-width="auto" style:text-underline-color="font-color"/>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1" style:family="text" style:parent-style-name="Default_20_Paragraph_20_Font"/>
    <style:style style:name="apple-converted-space" style:family="text" style:parent-style-name="Default_20_Paragraph_20_Font"/>
    <style:style style:name="hljs-keyword"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built_5f_in" style:display-name="hljs-built_in" style:family="text" style:parent-style-name="Default_20_Paragraph_20_Font"/>
    <style:style style:name="hljs-comment" style:family="text" style:parent-style-name="Default_20_Paragraph_20_Font"/>
    <style:style style:name="hljs-preprocessor" style:family="text" style:parent-style-name="Default_20_Paragraph_20_Font"/>
    <style:style style:name="hljs-literal"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P</meta:initial-creator>
    <dc:creator>NSP</dc:creator>
    <meta:editing-cycles>2</meta:editing-cycles>
    <meta:creation-date>2016-11-18T00:13:00</meta:creation-date>
    <dc:date>2016-11-18T00:13:00</dc:date>
    <meta:editing-duration>P0D</meta:editing-duration>
    <meta:generator>LibreOffice/5.2.1.2$MacOSX_X86_64 LibreOffice_project/31dd62db80d4e60af04904455ec9c9219178d620</meta:generator>
    <meta:document-statistic meta:table-count="0" meta:image-count="0" meta:object-count="0" meta:page-count="11" meta:paragraph-count="180" meta:word-count="3113" meta:character-count="17944" meta:non-whitespace-character-count="147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